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0799in" fo:margin-left="-0.075in" fo:margin-top="0in" fo:margin-bottom="0in" table:align="left" style:writing-mode="lr-tb"/>
    </style:style>
    <style:style style:name="Table1.A" style:family="table-column">
      <style:table-column-properties style:column-width="1.825in"/>
    </style:style>
    <style:style style:name="Table1.B" style:family="table-column">
      <style:table-column-properties style:column-width="1.25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B4"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A6"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2.45in" fo:margin-left="-0.075in" fo:margin-top="0in" fo:margin-bottom="0in" table:align="left" style:writing-mode="lr-tb"/>
    </style:style>
    <style:style style:name="Table2.A" style:family="table-column">
      <style:table-column-properties style:column-width="1.3771in"/>
    </style:style>
    <style:style style:name="Table2.B" style:family="table-column">
      <style:table-column-properties style:column-width="1.0722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8" style:family="table-row">
      <style:table-row-properties style:min-row-height="0.2306in" fo:keep-together="auto"/>
    </style:style>
    <style:style style:name="Table2.A8"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2.575in" fo:margin-left="-0.075in" fo:margin-top="0in" fo:margin-bottom="0in" table:align="left" style:writing-mode="lr-tb"/>
    </style:style>
    <style:style style:name="Table3.A" style:family="table-column">
      <style:table-column-properties style:column-width="1.575in"/>
    </style:style>
    <style:style style:name="Table3.B" style:family="table-column">
      <style:table-column-properties style:column-width="0.9993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11"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1.9972in" fo:margin-left="-0.075in" fo:margin-top="0in" fo:margin-bottom="0in" table:align="left" style:writing-mode="lr-tb"/>
    </style:style>
    <style:style style:name="Table4.A" style:family="table-column">
      <style:table-column-properties style:column-width="0.9632in"/>
    </style:style>
    <style:style style:name="Table4.B" style:family="table-column">
      <style:table-column-properties style:column-width="1.0333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10"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6.6653in" fo:margin-left="-0.075in" fo:margin-top="0in" fo:margin-bottom="0in" table:align="left" style:writing-mode="lr-tb"/>
    </style:style>
    <style:style style:name="Table5.A" style:family="table-column">
      <style:table-column-properties style:column-width="0.8194in"/>
    </style:style>
    <style:style style:name="Table5.B" style:family="table-column">
      <style:table-column-properties style:column-width="5.8451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10"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2.4049in" fo:margin-left="-0.075in" fo:margin-top="0in" fo:margin-bottom="0in" table:align="left" style:writing-mode="lr-tb"/>
    </style:style>
    <style:style style:name="Table6.A" style:family="table-column">
      <style:table-column-properties style:column-width="0.95in"/>
    </style:style>
    <style:style style:name="Table6.B" style:family="table-column">
      <style:table-column-properties style:column-width="1.4542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5"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4.8535in" fo:margin-left="-0.075in" fo:margin-top="0in" fo:margin-bottom="0in" table:align="left" style:writing-mode="lr-tb"/>
    </style:style>
    <style:style style:name="Table7.A" style:family="table-column">
      <style:table-column-properties style:column-width="3.7035in"/>
    </style:style>
    <style:style style:name="Table7.B" style:family="table-column">
      <style:table-column-properties style:column-width="1.1493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3"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2.7424in" fo:margin-left="-0.075in" fo:margin-top="0in" fo:margin-bottom="0in" table:align="left" style:writing-mode="lr-tb"/>
    </style:style>
    <style:style style:name="Table8.A" style:family="table-column">
      <style:table-column-properties style:column-width="1.1069in"/>
    </style:style>
    <style:style style:name="Table8.B" style:family="table-column">
      <style:table-column-properties style:column-width="0.3507in"/>
    </style:style>
    <style:style style:name="Table8.C" style:family="table-column">
      <style:table-column-properties style:column-width="0.9333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3"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7.075in" fo:margin-left="-0.075in" fo:margin-top="0in" fo:margin-bottom="0in" table:align="left" style:writing-mode="lr-tb"/>
    </style:style>
    <style:style style:name="Table9.A" style:family="table-column">
      <style:table-column-properties style:column-width="0.6993in"/>
    </style:style>
    <style:style style:name="Table9.B" style:family="table-column">
      <style:table-column-properties style:column-width="6.375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0.5pt solid #000000" fo:border-bottom="0.5pt solid #000000"/>
    </style:style>
    <style:style style:name="Table9.A6"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4.0806in" fo:margin-left="-0.075in" fo:margin-top="0in" fo:margin-bottom="0in" table:align="left" style:writing-mode="lr-tb"/>
    </style:style>
    <style:style style:name="Table10.A" style:family="table-column">
      <style:table-column-properties style:column-width="1.2681in"/>
    </style:style>
    <style:style style:name="Table10.B" style:family="table-column">
      <style:table-column-properties style:column-width="0.6639in"/>
    </style:style>
    <style:style style:name="Table10.C" style:family="table-column">
      <style:table-column-properties style:column-width="1.4854in"/>
    </style:style>
    <style:style style:name="Table10.D" style:family="table-column">
      <style:table-column-properties style:column-width="0.6625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7"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5.45in" fo:margin-left="-0.075in" fo:margin-top="0in" fo:margin-bottom="0in" table:align="left" style:writing-mode="lr-tb"/>
    </style:style>
    <style:style style:name="Table11.A" style:family="table-column">
      <style:table-column-properties style:column-width="2.9514in"/>
    </style:style>
    <style:style style:name="Table11.B" style:family="table-column">
      <style:table-column-properties style:column-width="2.497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9"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2.6146in" fo:margin-left="-0.075in" fo:margin-top="0in" fo:margin-bottom="0in" table:align="left" style:writing-mode="lr-tb"/>
    </style:style>
    <style:style style:name="Table12.A" style:family="table-column">
      <style:table-column-properties style:column-width="1.4451in"/>
    </style:style>
    <style:style style:name="Table12.B" style:family="table-column">
      <style:table-column-properties style:column-width="1.1688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4"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4.1306in" fo:margin-left="-0.075in" fo:margin-top="0in" fo:margin-bottom="0in" table:align="left" style:writing-mode="lr-tb"/>
    </style:style>
    <style:style style:name="Table13.A" style:family="table-column">
      <style:table-column-properties style:column-width="1.3118in"/>
    </style:style>
    <style:style style:name="Table13.B" style:family="table-column">
      <style:table-column-properties style:column-width="2.8181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3"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4.116in" fo:margin-left="-0.075in" fo:margin-top="0in" fo:margin-bottom="0in" table:align="left" style:writing-mode="lr-tb"/>
    </style:style>
    <style:style style:name="Table14.A" style:family="table-column">
      <style:table-column-properties style:column-width="0.9833in"/>
    </style:style>
    <style:style style:name="Table14.B" style:family="table-column">
      <style:table-column-properties style:column-width="2.434in"/>
    </style:style>
    <style:style style:name="Table14.C" style:family="table-column">
      <style:table-column-properties style:column-width="0.6986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22"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7.15in" fo:margin-left="-0.075in" fo:margin-top="0in" fo:margin-bottom="0in" table:align="left" style:writing-mode="lr-tb"/>
    </style:style>
    <style:style style:name="Table15.A" style:family="table-column">
      <style:table-column-properties style:column-width="1.1014in"/>
    </style:style>
    <style:style style:name="Table15.B" style:family="table-column">
      <style:table-column-properties style:column-width="6.0479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14"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1.9903in" fo:margin-left="-0.075in" fo:margin-top="0in" fo:margin-bottom="0in" table:align="left" style:writing-mode="lr-tb"/>
    </style:style>
    <style:style style:name="Table16.A" style:family="table-column">
      <style:table-column-properties style:column-width="1.3924in"/>
    </style:style>
    <style:style style:name="Table16.B" style:family="table-column">
      <style:table-column-properties style:column-width="0.5972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3"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7.15in" fo:margin-left="-0.075in" fo:margin-top="0in" fo:margin-bottom="0in" table:align="left" style:writing-mode="lr-tb"/>
    </style:style>
    <style:style style:name="Table17.A" style:family="table-column">
      <style:table-column-properties style:column-width="0.7417in"/>
    </style:style>
    <style:style style:name="Table17.B" style:family="table-column">
      <style:table-column-properties style:column-width="6.4076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6"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2.575in" fo:margin-left="-0.075in" fo:margin-top="0in" fo:margin-bottom="0in" table:align="left" style:writing-mode="lr-tb"/>
    </style:style>
    <style:style style:name="Table18.A" style:family="table-column">
      <style:table-column-properties style:column-width="1.575in"/>
    </style:style>
    <style:style style:name="Table18.B" style:family="table-column">
      <style:table-column-properties style:column-width="0.9993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5"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7.15in" fo:margin-left="-0.075in" fo:margin-top="0in" fo:margin-bottom="0in" table:align="left" style:writing-mode="lr-tb"/>
    </style:style>
    <style:style style:name="Table19.A" style:family="table-column">
      <style:table-column-properties style:column-width="0.6132in"/>
    </style:style>
    <style:style style:name="Table19.B" style:family="table-column">
      <style:table-column-properties style:column-width="6.5361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0.5pt solid #000000"/>
    </style:style>
    <style:style style:name="Table19.A4" style:family="table-cell">
      <style:table-cell-properties style:vertical-align="" fo:padding-left="0.075in" fo:padding-right="0.075in" fo:padding-top="0in" fo:padding-bottom="0in" fo:border-left="none" fo:border-right="none" fo:border-top="0.5pt solid #000000" fo:border-bottom="none"/>
    </style:style>
    <style:style style:name="Table20" style:family="table">
      <style:table-properties style:width="5.4472in" fo:margin-left="-0.075in" fo:margin-top="0in" fo:margin-bottom="0in" table:align="left" style:writing-mode="lr-tb"/>
    </style:style>
    <style:style style:name="Table20.A" style:family="table-column">
      <style:table-column-properties style:column-width="4.4743in"/>
    </style:style>
    <style:style style:name="Table20.B" style:family="table-column">
      <style:table-column-properties style:column-width="0.9722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0"/>
    </style:style>
    <style:style style:name="Table20.A2" style:family="table-cell">
      <style:table-cell-properties style:vertical-align="" fo:padding-left="0.075in" fo:padding-right="0.075in" fo:padding-top="0in" fo:padding-bottom="0in" fo:border-left="none" fo:border-right="none" fo:border-top="0.5pt solid #000000" fo:border-bottom="0.5pt solid #000000"/>
    </style:style>
    <style:style style:name="Table20.A7" style:family="table-cell">
      <style:table-cell-properties style:vertical-align="" fo:padding-left="0.075in" fo:padding-right="0.075in" fo:padding-top="0in" fo:padding-bottom="0in" fo:border-left="none" fo:border-right="none" fo:border-top="0.5pt solid #000000" fo:border-bottom="none"/>
    </style:style>
    <style:style style:name="Table21" style:family="table">
      <style:table-properties style:width="2.9313in" fo:margin-left="-0.075in" fo:margin-top="0in" fo:margin-bottom="0in" table:align="left" style:writing-mode="lr-tb"/>
    </style:style>
    <style:style style:name="Table21.A" style:family="table-column">
      <style:table-column-properties style:column-width="1.4958in"/>
    </style:style>
    <style:style style:name="Table21.B" style:family="table-column">
      <style:table-column-properties style:column-width="1.4347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0"/>
    </style:style>
    <style:style style:name="Table21.A2" style:family="table-cell">
      <style:table-cell-properties style:vertical-align="" fo:padding-left="0.075in" fo:padding-right="0.075in" fo:padding-top="0in" fo:padding-bottom="0in" fo:border-left="none" fo:border-right="none" fo:border-top="0.5pt solid #000000" fo:border-bottom="0.5pt solid #000000"/>
    </style:style>
    <style:style style:name="Table21.A9" style:family="table-cell">
      <style:table-cell-properties style:vertical-align="" fo:padding-left="0.075in" fo:padding-right="0.075in" fo:padding-top="0in" fo:padding-bottom="0in" fo:border-left="none" fo:border-right="none" fo:border-top="0.5pt solid #000000" fo:border-bottom="none"/>
    </style:style>
    <style:style style:name="Table22" style:family="table">
      <style:table-properties style:width="5.4639in" fo:margin-left="-0.075in" fo:margin-top="0in" fo:margin-bottom="0in" table:align="left" style:writing-mode="lr-tb"/>
    </style:style>
    <style:style style:name="Table22.A" style:family="table-column">
      <style:table-column-properties style:column-width="1.0069in"/>
    </style:style>
    <style:style style:name="Table22.B" style:family="table-column">
      <style:table-column-properties style:column-width="4.4563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0"/>
    </style:style>
    <style:style style:name="Table22.A2" style:family="table-cell">
      <style:table-cell-properties style:vertical-align="" fo:padding-left="0.075in" fo:padding-right="0.075in" fo:padding-top="0in" fo:padding-bottom="0in" fo:border-left="none" fo:border-right="none" fo:border-top="0.5pt solid #000000" fo:border-bottom="0.5pt solid #000000"/>
    </style:style>
    <style:style style:name="Table22.A8"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Heading_20_2">
      <style:paragraph-properties fo:margin-left="0in" fo:margin-right="0in" fo:text-indent="0in" style:auto-text-indent="false">
        <style:tab-stops/>
      </style:paragraph-properties>
    </style:style>
    <style:style style:name="P3" style:family="paragraph" style:parent-style-name="Heading_20_2">
      <style:paragraph-properties fo:margin-left="0in" fo:margin-right="0in" fo:text-align="center" style:justify-single-word="false" fo:text-indent="0in" style:auto-text-indent="false">
        <style:tab-stops/>
      </style:paragraph-properties>
    </style:style>
    <style:style style:name="P4" style:family="paragraph" style:parent-style-name="Heading_20_6">
      <style:paragraph-properties fo:margin-left="0in" fo:margin-right="0in" fo:text-indent="0in" style:auto-text-indent="false">
        <style:tab-stops/>
      </style:paragraph-properties>
    </style:style>
    <style:style style:name="P5" style:family="paragraph" style:parent-style-name="Heading_20_6">
      <style:paragraph-properties fo:margin-left="0in" fo:margin-right="0in" fo:text-align="start" style:justify-single-word="false" fo:text-indent="0in" style:auto-text-indent="false">
        <style:tab-stops/>
      </style:paragraph-properties>
    </style:style>
    <style:style style:name="P6" style:family="paragraph" style:parent-style-name="Heading_20_4">
      <style:paragraph-properties fo:margin-left="0in" fo:margin-right="0in" fo:text-indent="0in" style:auto-text-indent="false">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style:use-window-font-color="true" style:font-name="Times New Roman"/>
    </style:style>
    <style:style style:name="P9" style:family="paragraph" style:parent-style-name="Standard">
      <style:paragraph-properties fo:margin-left="0in" fo:margin-right="0in" fo:text-indent="0in" style:auto-text-indent="false"/>
      <style:text-properties style:use-window-font-color="true" style:font-name="Times New Roman" fo:font-size="8pt" fo:font-weight="bold" style:font-size-asian="8pt" style:font-weight-asian="bold"/>
    </style:style>
    <style:style style:name="P10" style:family="paragraph" style:parent-style-name="Standard">
      <style:paragraph-properties fo:margin-left="0in" fo:margin-right="0in" fo:text-indent="0in" style:auto-text-indent="false"/>
      <style:text-properties style:use-window-font-color="true" style:font-name="Times New Roman" fo:font-size="10pt" fo:font-style="italic" style:font-size-asian="10pt" style:font-style-asian="italic"/>
    </style:style>
    <style:style style:name="P11"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12" style:family="paragraph" style:parent-style-name="Standard">
      <style:paragraph-properties fo:margin-left="0in" fo:margin-right="0in" fo:text-indent="0in" style:auto-text-indent="false"/>
      <style:text-properties style:use-window-font-color="true" style:font-name="Times New Roman" fo:font-size="10pt" fo:font-weight="bold" style:font-size-asian="10pt" style:font-weight-asian="bold"/>
    </style:style>
    <style:style style:name="P13" style:family="paragraph" style:parent-style-name="Standard">
      <style:paragraph-properties fo:margin-left="0in" fo:margin-right="0in" fo:text-indent="0in" style:auto-text-indent="false"/>
      <style:text-properties style:use-window-font-color="true" style:font-name="Times New Roman" fo:font-size="9pt" style:font-size-asian="9pt"/>
    </style:style>
    <style:style style:name="P14" style:family="paragraph" style:parent-style-name="Standard">
      <style:paragraph-properties fo:margin-left="0in" fo:margin-right="0in" fo:text-align="center" style:justify-single-word="false" fo:text-indent="0in" style:auto-text-indent="false"/>
      <style:text-properties style:use-window-font-color="true" style:font-name="Times New Roman" fo:font-size="9pt" style:font-size-asian="9pt"/>
    </style:style>
    <style:style style:name="P15" style:family="paragraph" style:parent-style-name="Standard">
      <style:paragraph-properties fo:margin-left="0in" fo:margin-right="0in" fo:text-indent="0in" style:auto-text-indent="false">
        <style:tab-stops/>
      </style:paragraph-properties>
    </style:style>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align="center" style:justify-single-word="false" fo:text-indent="0in" style:auto-text-indent="false">
        <style:tab-stops/>
      </style:paragraph-properties>
    </style:style>
    <style:style style:name="P18" style:family="paragraph" style:parent-style-name="Heading_20_7">
      <style:paragraph-properties fo:margin-left="0in" fo:margin-right="0in" fo:text-indent="0in" style:auto-text-indent="false"/>
    </style:style>
    <style:style style:name="P19" style:family="paragraph" style:parent-style-name="Text_20_body">
      <style:paragraph-properties fo:margin-left="0in" fo:margin-right="0in" fo:text-indent="0in" style:auto-text-indent="false"/>
    </style:style>
    <style:style style:name="P20" style:family="paragraph" style:parent-style-name="Text_20_body">
      <style:paragraph-properties fo:margin-left="0in" fo:margin-right="0in" fo:text-align="center" style:justify-single-word="false" fo:text-indent="0in" style:auto-text-indent="false"/>
    </style:style>
    <style:style style:name="P21" style:family="paragraph" style:parent-style-name="Text_20_body">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use-window-font-color="true" style:font-name="Times New Roman"/>
    </style:style>
    <style:style style:name="T4" style:family="text">
      <style:text-properties style:use-window-font-color="true" style:font-name="Times New Roman" fo:font-size="10pt" style:font-size-asian="10pt"/>
    </style:style>
    <style:style style:name="T5" style:family="text">
      <style:text-properties style:use-window-font-color="true" style:font-name="Times New Roman" fo:font-size="10pt" fo:font-weight="bold" style:font-size-asian="10pt" style:font-weight-asian="bold"/>
    </style:style>
    <style:style style:name="T6" style:family="text">
      <style:text-properties style:use-window-font-color="true" style:font-name="Times New Roman" fo:font-size="10pt" fo:font-style="italic" style:font-size-asian="10pt" style:font-style-asian="italic"/>
    </style:style>
    <style:style style:name="T7" style:family="text">
      <style:text-properties style:use-window-font-color="true" style:text-position="super 58%" style:font-name="Times New Roman"/>
    </style:style>
    <style:style style:name="T8" style:family="text">
      <style:text-properties style:use-window-font-color="true" style:text-position="super 58%" style:font-name="Times New Roman" fo:font-size="10pt" fo:font-weight="bold" style:font-size-asian="10pt" style:font-weight-asian="bold"/>
    </style:style>
    <style:style style:name="T9"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material is Open Game Content, and is licensed for public use under the terms of the Open Game License v1.0a.</text:span></text:p>
      <text:h text:style-name="P18" text:outline-level="7"><text:span text:style-name="T1">SKILLS II</text:span></text:h>
      <text:p text:style-name="P8"/>
      <text:p text:style-name="P7"><text:span text:style-name="T3">HEAL </text:span><text:span text:style-name="T4">(WIS)</text:span></text:p>
      <text:p text:style-name="P7"><text:span text:style-name="T5">Check:</text:span><text:span text:style-name="T4"> The DC and effect depend on the task you attempt.</text:span></text:p>
      <text:p text:style-name="P9"/>
      <table:table table:name="Table1" table:style-name="Table1">
        <table:table-column table:style-name="Table1.A"/>
        <table:table-column table:style-name="Table1.B"/>
        <table:table-row table:style-name="Table1.1">
          <table:table-cell table:style-name="Table1.A1" office:value-type="string">
            <text:h text:style-name="P2" text:outline-level="2"><text:span text:style-name="T4">Task Heal </text:span></text:h>
          </table:table-cell>
          <table:table-cell table:style-name="Table1.A1" office:value-type="string">
            <text:h text:style-name="P2" text:outline-level="2"><text:span text:style-name="T4">DC</text:span></text:h>
          </table:table-cell>
        </table:table-row>
        <table:table-row table:style-name="Table1.1">
          <table:table-cell table:style-name="Table1.A2" office:value-type="string">
            <text:p text:style-name="P15"><text:span text:style-name="T4">First aid</text:span></text:p>
          </table:table-cell>
          <table:table-cell table:style-name="Table1.A2" office:value-type="string">
            <text:p text:style-name="P15"><text:span text:style-name="T4">15</text:span></text:p>
          </table:table-cell>
        </table:table-row>
        <table:table-row table:style-name="Table1.1">
          <table:table-cell table:style-name="Table1.A2" office:value-type="string">
            <text:p text:style-name="P7"><text:span text:style-name="T4">Long-term care </text:span></text:p>
          </table:table-cell>
          <table:table-cell table:style-name="Table1.A2" office:value-type="string">
            <text:p text:style-name="P7"><text:span text:style-name="T4">15</text:span></text:p>
          </table:table-cell>
        </table:table-row>
        <table:table-row table:style-name="Table1.1">
          <table:table-cell table:style-name="Table1.A2" office:value-type="string">
            <text:p text:style-name="P15"><text:span text:style-name="T4">Treat wound from caltrop, </text:span><text:span text:style-name="T6">spike growth, </text:span><text:span text:style-name="T4">or </text:span><text:span text:style-name="T6">spike stones </text:span></text:p>
          </table:table-cell>
          <table:table-cell table:style-name="Table1.B4" office:value-type="string">
            <text:p text:style-name="P15"><text:span text:style-name="T4">15</text:span></text:p>
          </table:table-cell>
        </table:table-row>
        <table:table-row table:style-name="Table1.1">
          <table:table-cell table:style-name="Table1.A2" office:value-type="string">
            <text:p text:style-name="P15"><text:span text:style-name="T4">Treat poison </text:span></text:p>
          </table:table-cell>
          <table:table-cell table:style-name="Table1.A2" office:value-type="string">
            <text:p text:style-name="P15"><text:span text:style-name="T4">Poison’s save DC</text:span></text:p>
          </table:table-cell>
        </table:table-row>
        <table:table-row table:style-name="Table1.1">
          <table:table-cell table:style-name="Table1.A6" office:value-type="string">
            <text:p text:style-name="P15"><text:span text:style-name="T4">Treat disease </text:span></text:p>
          </table:table-cell>
          <table:table-cell table:style-name="Table1.A6" office:value-type="string">
            <text:p text:style-name="P15"><text:span text:style-name="T4">Disease’s save DC</text:span></text:p>
          </table:table-cell>
        </table:table-row>
      </table:table>
      <text:p text:style-name="P10"/>
      <text:p text:style-name="P7"><text:span text:style-name="T6">First Aid: </text:span><text:span text:style-name="T4">You usually use first aid to save a dying character. If a character has negative hit points and is losing hit points (at the rate of 1 per round, 1 per hour, or 1 per day), you can make him or her stable. A stable character regains no hit points but stops losing them.</text:span></text:p>
      <text:p text:style-name="P7"><text:span text:style-name="T6">Long-Term Care: </text:span><text:span text:style-name="T4">Providing long-term care means treating a wounded person for a day or more. If your Heal check is successful, the patient recovers hit points or ability score points (lost to ability damage) at twice the normal rate: 2 hit points per level for a full 8 hours of rest in a day, or 4 hit points per level for each full day of complete rest; 2 ability score points for a full 8 hours of rest in a day, or 4 ability score points for each full day of complete rest.</text:span></text:p>
      <text:p text:style-name="P7"><text:span text:style-name="T4">You can tend as many as six patients at a time. You need a few items and supplies (bandages, salves, and so on) that are easy to come by in settled lands. Giving long-term care counts as light activity for the healer. You cannot give long-term care to yourself.</text:span></text:p>
      <text:p text:style-name="P7"><text:span text:style-name="T6">Treat Wound from Caltrop, Spike Growth, or Spike Stones: </text:span><text:span text:style-name="T4">A creature wounded by stepping on a caltrop moves at one-half normal speed. A successful Heal check removes this movement penalty.</text:span></text:p>
      <text:p text:style-name="P7"><text:span text:style-name="T4">A creature wounded by a </text:span><text:span text:style-name="T6">spike growth </text:span><text:span text:style-name="T4">or </text:span><text:span text:style-name="T6">spike stones </text:span><text:span text:style-name="T4">spell must succeed on a Reflex save or take injuries that reduce his speed by one-third. Another character can remove this penalty by taking 10 minutes to dress the victim’s injuries and succeeding on a Heal check against the spell’s save DC.</text:span></text:p>
      <text:p text:style-name="P7"><text:span text:style-name="T6">Treat Poison: </text:span><text:span text:style-name="T4">To treat poison means to tend a single character who has been poisoned and who is going to take more damage from the poison (or suffer some other effect). Every time the poisoned character makes a saving throw against the poison, you make a Heal check. The poisoned character uses your check result or his or her saving throw, whichever is higher.</text:span></text:p>
      <text:p text:style-name="P7"><text:span text:style-name="T6">Treat Disease: </text:span><text:span text:style-name="T4">To treat a disease means to tend a single diseased character. Every time he or she makes a saving throw against disease effects, you make a Heal check. The diseased character uses your check result or his or her saving throw, whichever is higher.</text:span></text:p>
      <text:p text:style-name="P7"><text:soft-page-break/><text:span text:style-name="T5">Action:</text:span><text:span text:style-name="T4"> Providing first aid, treating a wound, or treating poison is a standard action. Treating a disease or tending a creature wounded by a </text:span><text:span text:style-name="T6">spike growth </text:span><text:span text:style-name="T4">or </text:span><text:span text:style-name="T6">spike stones </text:span><text:span text:style-name="T4">spell takes 10 minutes of work. Providing long-term care requires 8 hours of light activity.</text:span></text:p>
      <text:p text:style-name="P7"><text:span text:style-name="T5">Try Again:</text:span><text:span text:style-name="T4"> Varies. Generally speaking, you can’t try a Heal check again without proof of the original check’s failure. You can always retry a check to provide first aid, assuming the target of the previous attempt is still alive.</text:span></text:p>
      <text:p text:style-name="P7"><text:span text:style-name="T5">Special:</text:span><text:span text:style-name="T4"> A character with the Self-Sufficient feat gets a +2 bonus on Heal checks.</text:span></text:p>
      <text:p text:style-name="P7"><text:span text:style-name="T4">A healer’s kit gives you a +2 circumstance bonus on Heal checks.</text:span></text:p>
      <text:p text:style-name="P8"/>
      <text:p text:style-name="P7"><text:span text:style-name="T3">HIDE </text:span><text:span text:style-name="T4">(DEX; ARMOR CHECK PENALTY)</text:span></text:p>
      <text:p text:style-name="P7"><text:span text:style-name="T5">Check:</text:span><text:span text:style-name="T4"> Your Hide check is opposed by the Spot check of anyone who might see you. You can move up to one-half your normal speed and hide at no penalty. When moving at a speed greater than one-half but less than your normal speed, you take a –5 penalty. It’s practically impossible (–20 penalty) to hide while attacking, running or charging.</text:span></text:p>
      <text:p text:style-name="P7"><text:span text:style-name="T4">A creature larger or smaller than Medium takes a size bonus or penalty on Hide checks depending on its size category: Fine +16, Diminutive +12, Tiny +8, Small +4, Large –4, Huge –8, Gargantuan –12, Colossal –16.</text:span></text:p>
      <text:p text:style-name="P7"><text:span text:style-name="T4">You need cover or concealment in order to attempt a Hide check. Total cover or total concealment usually (but not always; see Special, below) obviates the need for a Hide check, since nothing can see you anyway.</text:span></text:p>
      <text:p text:style-name="P7"><text:span text:style-name="T4">If people are observing you, even casually, you can’t hide. You can run around a corner or behind cover so that you’re out of sight and then hide, but the others then know at least where you went.</text:span></text:p>
      <text:p text:style-name="P7"><text:span text:style-name="T4">If your observers are momentarily distracted (such as by a Bluff check; see below), though, you can attempt to hide. While the others turn their attention from you, you can attempt a Hide check if you can get to a hiding place of some kind. (As a general guideline, the hiding place has to be within 1 foot per rank you have in Hide.) This check, however, is made at a –10 penalty because you have to move fast.</text:span></text:p>
      <text:p text:style-name="P7"><text:span text:style-name="T6">Sniping: </text:span><text:span text:style-name="T4">If you’ve already successfully hidden at least 10 feet from your target, you can make one ranged attack, then immediately hide again. You take a –20 penalty on your Hide check to conceal yourself after the shot.</text:span></text:p>
      <text:p text:style-name="P7"><text:span text:style-name="T6">Creating a Diversion to Hide: </text:span><text:span text:style-name="T4">You can use Bluff to help you hide. A successful Bluff check can give you the momentary diversion you need to attempt a Hide check while people are aware of you.</text:span></text:p>
      <text:p text:style-name="P7"><text:span text:style-name="T5">Action:</text:span><text:span text:style-name="T4"> Usually none. Normally, you make a Hide check as part of movement, so it doesn’t take a separate action. However, hiding immediately after a ranged attack (see Sniping, above) is a move action.</text:span></text:p>
      <text:p text:style-name="P7"><text:span text:style-name="T5">Special:</text:span><text:span text:style-name="T4"> If you are invisible, you gain a +40 bonus on Hide checks if you are immobile, or a +20 bonus on Hide checks if you’re moving.</text:span></text:p>
      <text:p text:style-name="P7"><text:span text:style-name="T4">If you have the Stealthy feat, you get a +2 bonus on Hide checks.</text:span></text:p>
      <text:p text:style-name="P7"><text:span text:style-name="T4">A 13th-level ranger can attempt a Hide check in any sort of natural terrain, even if it doesn’t grant cover or concealment. A 17thlevel ranger can do this even while being observed.</text:span></text:p>
      <text:p text:style-name="P8"/>
      <text:p text:style-name="P7"><text:span text:style-name="T3">INTIMIDATE </text:span><text:span text:style-name="T4">(CHA)</text:span></text:p>
      <text:p text:style-name="P7"><text:span text:style-name="T5">Check:</text:span><text:span text:style-name="T4"> You can change another’s behavior with a successful check. Your Intimidate check is opposed by the target’s modified level check (1d20 + character level or Hit Dice + target’s Wisdom bonus [if any] + target’s modifiers on saves against fear). If you beat your target’s check result, you may treat the target as friendly, but only for the purpose of actions taken while it remains intimidated. (That is, the target retains its normal attitude, but will chat, advise, offer limited help, or advocate on your behalf while intimidated. See the Diplomacy skill, above, for additional details.) The effect lasts as long as the target remains in your presence, and for 1d6×10 minutes afterward. After this time, the target’s default attitude toward you shifts to unfriendly (or, if normally unfriendly, to hostile).</text:span></text:p>
      <text:p text:style-name="P7"><text:span text:style-name="T4">If you fail the check by 5 or more, the target provides you with incorrect or useless information, or otherwise frustrates your efforts.</text:span></text:p>
      <text:p text:style-name="P7"><text:soft-page-break/><text:span text:style-name="T6">Demoralize Opponent: </text:span><text:span text:style-name="T4">You can also use Intimidate to weaken an opponent’s resolve in combat. To do so, make an Intimidate check opposed by the target’s modified level check (see above). If you win, the target becomes shaken for 1 round. A shaken character takes a –2 penalty on attack rolls, ability checks, and saving throws. You can intimidate only an opponent that you threaten in melee combat and that can see you.</text:span></text:p>
      <text:p text:style-name="P7"><text:span text:style-name="T5">Action:</text:span><text:span text:style-name="T4"> Varies. Changing another’s behavior requires 1 minute of interaction. Intimidating an opponent in combat is a standard action.</text:span></text:p>
      <text:p text:style-name="P7"><text:span text:style-name="T5">Try Again:</text:span><text:span text:style-name="T4"> Optional, but not recommended because retries usually do not work. Even if the initial check succeeds, the other character can be intimidated only so far, and a retry doesn’t help. If the initial check fails, the other character has probably become more firmly resolved to resist the intimidator, and a retry is futile.</text:span></text:p>
      <text:p text:style-name="P7"><text:span text:style-name="T5">Special:</text:span><text:span text:style-name="T4"> You gain a +4 bonus on your Intimidate check for every size category that you are larger than your target. Conversely, you take a –4 penalty on your Intimidate check for every size category that you are smaller than your target.</text:span></text:p>
      <text:p text:style-name="P7"><text:span text:style-name="T4">A character immune to fear can’t be intimidated, nor can nonintelligent creatures.</text:span></text:p>
      <text:p text:style-name="P7"><text:span text:style-name="T4">If you have the Persuasive feat, you get a +2 bonus on Intimidate checks.</text:span></text:p>
      <text:p text:style-name="P7"><text:span text:style-name="T5">Synergy:</text:span><text:span text:style-name="T4"> If you have 5 or more ranks in Bluff, you get a +2 bonus on Intimidate checks.</text:span></text:p>
      <text:p text:style-name="P8"/>
      <text:p text:style-name="P7"><text:span text:style-name="T3">JUMP </text:span><text:span text:style-name="T4">(STR; ARMOR CHECK PENALTY)</text:span></text:p>
      <text:p text:style-name="P7"><text:span text:style-name="T5">Check:</text:span><text:span text:style-name="T4"> The DC and the distance you can cover vary according to the type of jump you are attempting (see below).</text:span></text:p>
      <text:p text:style-name="P7"><text:span text:style-name="T4">Your Jump check is modified by your speed. If your speed is 30 feet then no modifier based on speed applies to the check. If your speed is less than 30 feet, you take a –6 penalty for every 10 feet of speed less than 30 feet. If your speed is greater than 30 feet, you gain a +4 bonus for every 10 feet beyond 30 feet.</text:span></text:p>
      <text:p text:style-name="P7"><text:span text:style-name="T4">All Jump DCs given here assume that you get a running start, which requires that you move at least 20 feet in a straight line before attempting the jump. If you do not get a running start, the DC for the jump is doubled.</text:span></text:p>
      <text:p text:style-name="P7"><text:span text:style-name="T4">Distance moved by jumping is counted against your normal maximum movement in a round.</text:span></text:p>
      <text:p text:style-name="P7"><text:span text:style-name="T4">If you have ranks in Jump and you succeed on a Jump check, you land on your feet (when appropriate). If you attempt a Jump check untrained, you land prone unless you beat the DC by 5 or more.</text:span></text:p>
      <text:p text:style-name="P7"><text:span text:style-name="T6">Long Jump: </text:span><text:span text:style-name="T4">A long jump is a horizontal jump, made across a gap like a chasm or stream. At the midpoint of the jump, you attain a vertical height equal to one-quarter of the horizontal distance. The DC for the jump is equal to the distance jumped (in feet).</text:span></text:p>
      <text:p text:style-name="P7"><text:span text:style-name="T4">If your check succeeds, you land on your feet at the far end. If you fail the check by less than 5, you don’t clear the distance, but you can make a DC 15 Reflex save to grab the far edge of the gap. You end your movement grasping the far edge. If that leaves you dangling over a chasm or gap, getting up requires a move action and a DC 15 Climb check.</text:span></text:p>
      <text:p text:style-name="P9"/>
      <table:table table:name="Table2" table:style-name="Table2">
        <table:table-column table:style-name="Table2.A"/>
        <table:table-column table:style-name="Table2.B"/>
        <text:soft-page-break/>
        <table:table-row table:style-name="Table2.1">
          <table:table-cell table:style-name="Table2.A1" office:value-type="string">
            <text:h text:style-name="P4" text:outline-level="6"><text:span text:style-name="T1">Long Jump Distance</text:span></text:h>
          </table:table-cell>
          <table:table-cell table:style-name="Table2.A1" office:value-type="string">
            <text:h text:style-name="P5" text:outline-level="6"><text:span text:style-name="T3">Jump DC</text:span><text:span text:style-name="T7">1</text:span></text:h>
          </table:table-cell>
        </table:table-row>
        <table:table-row table:style-name="Table2.1">
          <table:table-cell table:style-name="Table2.A2" office:value-type="string">
            <text:p text:style-name="P17"><text:span text:style-name="T4">5 feet</text:span></text:p>
          </table:table-cell>
          <table:table-cell table:style-name="Table2.A2" office:value-type="string">
            <text:p text:style-name="P17"><text:span text:style-name="T4">5</text:span></text:p>
          </table:table-cell>
        </table:table-row>
        <table:table-row table:style-name="Table2.1">
          <table:table-cell table:style-name="Table2.A2" office:value-type="string">
            <text:p text:style-name="P16"><text:span text:style-name="T4">10 feet</text:span></text:p>
          </table:table-cell>
          <table:table-cell table:style-name="Table2.A2" office:value-type="string">
            <text:p text:style-name="P16"><text:span text:style-name="T4">10</text:span></text:p>
          </table:table-cell>
        </table:table-row>
        <table:table-row table:style-name="Table2.1">
          <table:table-cell table:style-name="Table2.A2" office:value-type="string">
            <text:p text:style-name="P16"><text:span text:style-name="T4">15 feet</text:span></text:p>
          </table:table-cell>
          <table:table-cell table:style-name="Table2.A2" office:value-type="string">
            <text:p text:style-name="P16"><text:span text:style-name="T4">15</text:span></text:p>
          </table:table-cell>
        </table:table-row>
        <table:table-row table:style-name="Table2.1">
          <table:table-cell table:style-name="Table2.A2" office:value-type="string">
            <text:p text:style-name="P16"><text:span text:style-name="T4">20 feet</text:span></text:p>
          </table:table-cell>
          <table:table-cell table:style-name="Table2.A2" office:value-type="string">
            <text:p text:style-name="P16"><text:span text:style-name="T4">20</text:span></text:p>
          </table:table-cell>
        </table:table-row>
        <table:table-row table:style-name="Table2.1">
          <table:table-cell table:style-name="Table2.A2" office:value-type="string">
            <text:p text:style-name="P16"><text:span text:style-name="T4">25 feet</text:span></text:p>
          </table:table-cell>
          <table:table-cell table:style-name="Table2.A2" office:value-type="string">
            <text:p text:style-name="P16"><text:span text:style-name="T4">25</text:span></text:p>
          </table:table-cell>
        </table:table-row>
        <table:table-row table:style-name="Table2.1">
          <table:table-cell table:style-name="Table2.A2" office:value-type="string">
            <text:p text:style-name="P16"><text:span text:style-name="T4">30 feet</text:span></text:p>
          </table:table-cell>
          <table:table-cell table:style-name="Table2.A2" office:value-type="string">
            <text:p text:style-name="P16"><text:span text:style-name="T4">30</text:span></text:p>
          </table:table-cell>
        </table:table-row>
        <table:table-row table:style-name="Table2.8">
          <table:table-cell table:style-name="Table2.A8" table:number-columns-spanned="2" office:value-type="string">
            <text:p text:style-name="P15"><text:span text:style-name="T4">1 Requires a 20-foot running start. Without a running start, double the DC.</text:span></text:p>
          </table:table-cell>
          <table:covered-table-cell/>
        </table:table-row>
      </table:table>
      <text:p text:style-name="P11"/>
      <text:p text:style-name="P7"><text:span text:style-name="T6">High Jump: </text:span><text:span text:style-name="T4">A high jump is a vertical leap made to reach a ledge high above or to grasp something overhead. The DC is equal to 4 times the distance to be cleared.</text:span></text:p>
      <text:p text:style-name="P7"><text:span text:style-name="T4">If you jumped up to grab something, a successful check indicates that you reached the desired height. If you wish to pull yourself up, you can do so with a move action and a DC 15 Climb check. If you fail the Jump check, you do not reach the height, and you land on your feet in the same spot from which you jumped. As with a long jump, the DC is doubled if you do not get a running start of at least 20 feet.</text:span></text:p>
      <text:p text:style-name="P9"/>
      <table:table table:name="Table3" table:style-name="Table3">
        <table:table-column table:style-name="Table3.A"/>
        <table:table-column table:style-name="Table3.B"/>
        <table:table-row table:style-name="Table3.1">
          <table:table-cell table:style-name="Table3.A1" office:value-type="string">
            <text:p text:style-name="P15"><text:span text:style-name="T5">High Jump Distance</text:span><text:span text:style-name="T8">1</text:span><text:span text:style-name="T5"> </text:span></text:p>
          </table:table-cell>
          <table:table-cell table:style-name="Table3.A1" office:value-type="string">
            <text:p text:style-name="P17"><text:span text:style-name="T5">Jump DC</text:span><text:span text:style-name="T8">2</text:span></text:p>
          </table:table-cell>
        </table:table-row>
        <table:table-row table:style-name="Table3.1">
          <table:table-cell table:style-name="Table3.A2" office:value-type="string">
            <text:p text:style-name="P15"><text:span text:style-name="T4">1 foot </text:span></text:p>
          </table:table-cell>
          <table:table-cell table:style-name="Table3.A2" office:value-type="string">
            <text:p text:style-name="P17"><text:span text:style-name="T4">4</text:span></text:p>
          </table:table-cell>
        </table:table-row>
        <table:table-row table:style-name="Table3.1">
          <table:table-cell table:style-name="Table3.A2" office:value-type="string">
            <text:p text:style-name="P7"><text:span text:style-name="T4">2 feet </text:span></text:p>
          </table:table-cell>
          <table:table-cell table:style-name="Table3.A2" office:value-type="string">
            <text:p text:style-name="P16"><text:span text:style-name="T4">8</text:span></text:p>
          </table:table-cell>
        </table:table-row>
        <table:table-row table:style-name="Table3.1">
          <table:table-cell table:style-name="Table3.A2" office:value-type="string">
            <text:p text:style-name="P7"><text:span text:style-name="T4">3 feet </text:span></text:p>
          </table:table-cell>
          <table:table-cell table:style-name="Table3.A2" office:value-type="string">
            <text:p text:style-name="P16"><text:span text:style-name="T4">12</text:span></text:p>
          </table:table-cell>
        </table:table-row>
        <table:table-row table:style-name="Table3.1">
          <table:table-cell table:style-name="Table3.A2" office:value-type="string">
            <text:p text:style-name="P7"><text:span text:style-name="T4">4 feet </text:span></text:p>
          </table:table-cell>
          <table:table-cell table:style-name="Table3.A2" office:value-type="string">
            <text:p text:style-name="P16"><text:span text:style-name="T4">16</text:span></text:p>
          </table:table-cell>
        </table:table-row>
        <table:table-row table:style-name="Table3.1">
          <table:table-cell table:style-name="Table3.A2" office:value-type="string">
            <text:p text:style-name="P7"><text:span text:style-name="T4">5 feet </text:span></text:p>
          </table:table-cell>
          <table:table-cell table:style-name="Table3.A2" office:value-type="string">
            <text:p text:style-name="P16"><text:span text:style-name="T4">20</text:span></text:p>
          </table:table-cell>
        </table:table-row>
        <table:table-row table:style-name="Table3.1">
          <table:table-cell table:style-name="Table3.A2" office:value-type="string">
            <text:p text:style-name="P7"><text:span text:style-name="T4">6 feet </text:span></text:p>
          </table:table-cell>
          <table:table-cell table:style-name="Table3.A2" office:value-type="string">
            <text:p text:style-name="P16"><text:span text:style-name="T4">24</text:span></text:p>
          </table:table-cell>
        </table:table-row>
        <table:table-row table:style-name="Table3.1">
          <table:table-cell table:style-name="Table3.A2" office:value-type="string">
            <text:p text:style-name="P7"><text:span text:style-name="T4">7 feet </text:span></text:p>
          </table:table-cell>
          <table:table-cell table:style-name="Table3.A2" office:value-type="string">
            <text:p text:style-name="P16"><text:span text:style-name="T4">28</text:span></text:p>
          </table:table-cell>
        </table:table-row>
        <table:table-row table:style-name="Table3.1">
          <table:table-cell table:style-name="Table3.A2" office:value-type="string">
            <text:p text:style-name="P7"><text:span text:style-name="T4">8 feet </text:span></text:p>
          </table:table-cell>
          <table:table-cell table:style-name="Table3.A2" office:value-type="string">
            <text:p text:style-name="P16"><text:span text:style-name="T4">32</text:span></text:p>
          </table:table-cell>
        </table:table-row>
        <table:table-row table:style-name="Table3.1">
          <table:table-cell table:style-name="Table3.A2" table:number-columns-spanned="2" office:value-type="string">
            <text:p text:style-name="P15"><text:span text:style-name="T4">1 Not including vertical reach; see below.</text:span></text:p>
          </table:table-cell>
          <table:covered-table-cell/>
        </table:table-row>
        <table:table-row table:style-name="Table3.1">
          <table:table-cell table:style-name="Table3.A11" table:number-columns-spanned="2" office:value-type="string">
            <text:p text:style-name="P15"><text:span text:style-name="T4">2 Requires a 20-foot running start. Without a running start, double the DC.</text:span></text:p>
          </table:table-cell>
          <table:covered-table-cell/>
        </table:table-row>
      </table:table>
      <text:p text:style-name="P11"/>
      <text:p text:style-name="P7"><text:span text:style-name="T4">Obviously, the difficulty of reaching a given height varies according to the size of the character or creature. The maximum vertical reach (height the creature can reach without jumping) for an average creature of a given size is shown on the table below. (As a Medium creature, a typical human can reach 8 feet without jumping.)</text:span></text:p>
      <text:p text:style-name="P7"><text:span text:style-name="T4">Quadrupedal creatures don’t have the same vertical reach as a bipedal creature; treat them as being one size category smaller.</text:span></text:p>
      <text:p text:style-name="P9"/>
      <table:table table:name="Table4" table:style-name="Table4">
        <table:table-column table:style-name="Table4.A"/>
        <table:table-column table:style-name="Table4.B"/>
        <text:soft-page-break/>
        <table:table-row table:style-name="Table4.1">
          <table:table-cell table:style-name="Table4.A1" office:value-type="string">
            <text:h text:style-name="P2" text:outline-level="2"><text:span text:style-name="T4">Creature Size </text:span></text:h>
          </table:table-cell>
          <table:table-cell table:style-name="Table4.A1" office:value-type="string">
            <text:h text:style-name="P2" text:outline-level="2"><text:span text:style-name="T4">Vertical Reach</text:span></text:h>
          </table:table-cell>
        </table:table-row>
        <table:table-row table:style-name="Table4.1">
          <table:table-cell table:style-name="Table4.A2" office:value-type="string">
            <text:p text:style-name="P15"><text:span text:style-name="T4">Colossal </text:span></text:p>
          </table:table-cell>
          <table:table-cell table:style-name="Table4.A2" office:value-type="string">
            <text:p text:style-name="P15"><text:span text:style-name="T4">128 ft.</text:span></text:p>
          </table:table-cell>
        </table:table-row>
        <table:table-row table:style-name="Table4.1">
          <table:table-cell table:style-name="Table4.A2" office:value-type="string">
            <text:p text:style-name="P7"><text:span text:style-name="T4">Gargantuan </text:span></text:p>
          </table:table-cell>
          <table:table-cell table:style-name="Table4.A2" office:value-type="string">
            <text:p text:style-name="P7"><text:span text:style-name="T4">64 ft.</text:span></text:p>
          </table:table-cell>
        </table:table-row>
        <table:table-row table:style-name="Table4.1">
          <table:table-cell table:style-name="Table4.A2" office:value-type="string">
            <text:p text:style-name="P7"><text:span text:style-name="T4">Huge </text:span></text:p>
          </table:table-cell>
          <table:table-cell table:style-name="Table4.A2" office:value-type="string">
            <text:p text:style-name="P7"><text:span text:style-name="T4">32 ft.</text:span></text:p>
          </table:table-cell>
        </table:table-row>
        <table:table-row table:style-name="Table4.1">
          <table:table-cell table:style-name="Table4.A2" office:value-type="string">
            <text:p text:style-name="P7"><text:span text:style-name="T4">Large </text:span></text:p>
          </table:table-cell>
          <table:table-cell table:style-name="Table4.A2" office:value-type="string">
            <text:p text:style-name="P7"><text:span text:style-name="T4">16 ft.</text:span></text:p>
          </table:table-cell>
        </table:table-row>
        <table:table-row table:style-name="Table4.1">
          <table:table-cell table:style-name="Table4.A2" office:value-type="string">
            <text:p text:style-name="P7"><text:span text:style-name="T4">Medium </text:span></text:p>
          </table:table-cell>
          <table:table-cell table:style-name="Table4.A2" office:value-type="string">
            <text:p text:style-name="P7"><text:span text:style-name="T4">8 ft.</text:span></text:p>
          </table:table-cell>
        </table:table-row>
        <table:table-row table:style-name="Table4.1">
          <table:table-cell table:style-name="Table4.A2" office:value-type="string">
            <text:p text:style-name="P7"><text:span text:style-name="T4">Small </text:span></text:p>
          </table:table-cell>
          <table:table-cell table:style-name="Table4.A2" office:value-type="string">
            <text:p text:style-name="P7"><text:span text:style-name="T4">4 ft.</text:span></text:p>
          </table:table-cell>
        </table:table-row>
        <table:table-row table:style-name="Table4.1">
          <table:table-cell table:style-name="Table4.A2" office:value-type="string">
            <text:p text:style-name="P7"><text:span text:style-name="T4">Tiny </text:span></text:p>
          </table:table-cell>
          <table:table-cell table:style-name="Table4.A2" office:value-type="string">
            <text:p text:style-name="P7"><text:span text:style-name="T4">2 ft.</text:span></text:p>
          </table:table-cell>
        </table:table-row>
        <table:table-row table:style-name="Table4.1">
          <table:table-cell table:style-name="Table4.A2" office:value-type="string">
            <text:p text:style-name="P7"><text:span text:style-name="T4">Diminutive </text:span></text:p>
          </table:table-cell>
          <table:table-cell table:style-name="Table4.A2" office:value-type="string">
            <text:p text:style-name="P7"><text:span text:style-name="T4">1 ft.</text:span></text:p>
          </table:table-cell>
        </table:table-row>
        <table:table-row table:style-name="Table4.1">
          <table:table-cell table:style-name="Table4.A10" office:value-type="string">
            <text:p text:style-name="P15"><text:span text:style-name="T4">Fine </text:span></text:p>
          </table:table-cell>
          <table:table-cell table:style-name="Table4.A10" office:value-type="string">
            <text:p text:style-name="P15"><text:span text:style-name="T4">1/2 ft.</text:span></text:p>
          </table:table-cell>
        </table:table-row>
      </table:table>
      <text:p text:style-name="P10"/>
      <text:p text:style-name="P7"><text:span text:style-name="T6">Hop Up: </text:span><text:span text:style-name="T4">You can jump up onto an object as tall as your waist, such as a table or small boulder, with a DC 10 Jump check. Doing so counts as 10 feet of movement, so if your speed is 30 feet, you could move 20 feet, then hop up onto a counter. You do not need to get a running start to hop up, so the DC is not doubled if you do not get a running start.</text:span></text:p>
      <text:p text:style-name="P7"><text:span text:style-name="T6">Jumping Down: </text:span><text:span text:style-name="T4">If you intentionally jump from a height, you take less damage than you would if you just fell. The DC to jump down from a height is 15. You do not have to get a running start to jump down, so the DC is not doubled if you do not get a running start.</text:span></text:p>
      <text:p text:style-name="P7"><text:span text:style-name="T4">If you succeed on the check, you take falling damage as if you had dropped 10 fewer feet than you actually did.</text:span></text:p>
      <text:p text:style-name="P7"><text:span text:style-name="T5">Action:</text:span><text:span text:style-name="T4"> None. A Jump check is included in your movement, so it is part of a move action. If you run out of movement mid-jump, your next action (either on this turn or, if necessary, on your next turn) must be a move action to complete the jump.</text:span></text:p>
      <text:p text:style-name="P7"><text:span text:style-name="T5">Special:</text:span><text:span text:style-name="T4"> Effects that increase your movement also increase your jumping distance, since your check is modified by your speed.</text:span></text:p>
      <text:p text:style-name="P7"><text:span text:style-name="T4">If you have the Run feat, you get a +4 bonus on Jump checks for any jumps made after a running start.</text:span></text:p>
      <text:p text:style-name="P7"><text:span text:style-name="T4">A halfling has a +2 racial bonus on Jump checks because halflings are agile and athletic.</text:span></text:p>
      <text:p text:style-name="P7"><text:span text:style-name="T4">If you have the Acrobatic feat, you get a +2 bonus on Jump checks.</text:span></text:p>
      <text:p text:style-name="P7"><text:span text:style-name="T5">Synergy:</text:span><text:span text:style-name="T4"> If you have 5 or more ranks in Tumble, you get a +2 bonus on Jump checks.</text:span></text:p>
      <text:p text:style-name="P7"><text:span text:style-name="T4">If you have 5 or more ranks in Jump, you get a +2 bonus on Tumble checks.</text:span></text:p>
      <text:p text:style-name="P8"/>
      <text:p text:style-name="P7"><text:span text:style-name="T3">KNOWLEDGE </text:span><text:span text:style-name="T4">(INT; TRAINED ONLY)</text:span></text:p>
      <text:p text:style-name="P7"><text:span text:style-name="T4">Like the Craft and Profession skills, Knowledge actually encompasses a number of unrelated skills. Knowledge represents a study of some body of lore, possibly an academic or even scientific discipline.</text:span></text:p>
      <text:p text:style-name="P7"><text:span text:style-name="T4">Below are listed typical fields of study.</text:span></text:p>
      <text:p text:style-name="P7"><text:span text:style-name="T4">• Arcana (ancient mysteries, magic traditions, arcane symbols, cryptic phrases, constructs, dragons, magical beasts)</text:span></text:p>
      <text:p text:style-name="P7"><text:span text:style-name="T4">• Architecture and engineering (buildings, aqueducts, bridges, fortifications)</text:span></text:p>
      <text:p text:style-name="P7"><text:span text:style-name="T4">• Dungeoneering (aberrations, caverns, oozes, spelunking)</text:span></text:p>
      <text:p text:style-name="P7"><text:span text:style-name="T4">• Geography (lands, terrain, climate, people)</text:span></text:p>
      <text:p text:style-name="P7"><text:span text:style-name="T4">• History (royalty, wars, colonies, migrations, founding of cities)</text:span></text:p>
      <text:p text:style-name="P7"><text:soft-page-break/><text:span text:style-name="T4">• Local (legends, personalities, inhabitants, laws, customs, traditions, humanoids)</text:span></text:p>
      <text:p text:style-name="P7"><text:span text:style-name="T4">• Nature (animals, fey, giants, monstrous humanoids, plants, seasons and cycles, weather, vermin)</text:span></text:p>
      <text:p text:style-name="P7"><text:span text:style-name="T4">• Nobility and royalty (lineages, heraldry, family trees, mottoes, personalities)</text:span></text:p>
      <text:p text:style-name="P7"><text:span text:style-name="T4">• Religion (gods and goddesses, mythic history, ecclesiastic tradition, holy symbols, undead)</text:span></text:p>
      <text:p text:style-name="P7"><text:span text:style-name="T4">• The planes (the Inner Planes, the Outer Planes, the Astral Plane, the Ethereal Plane, outsiders, elementals, magic related to the planes)</text:span></text:p>
      <text:p text:style-name="P7"><text:span text:style-name="T5">Check:</text:span><text:span text:style-name="T4"> Answering a question within your field of study has a DC of 10 (for really easy questions), 15 (for basic questions), or 20 to 30 (for really tough questions).</text:span></text:p>
      <text:p text:style-name="P7"><text:span text:style-name="T4">In many cases, you can use this skill to identify monsters and their special powers or vulnerabilities. In general, the DC of such a check equals 10 + the monster’s HD. A successful check allows you to remember a bit of useful information about that monster.</text:span></text:p>
      <text:p text:style-name="P7"><text:span text:style-name="T4">For every 5 points by which your check result exceeds the DC, you recall another piece of useful information.</text:span></text:p>
      <text:p text:style-name="P7"><text:span text:style-name="T5">Action:</text:span><text:span text:style-name="T4"> Usually none. In most cases, making a Knowledge check doesn’t take an action—you simply know the answer or you don’t.</text:span></text:p>
      <text:p text:style-name="P7"><text:span text:style-name="T5">Try Again:</text:span><text:span text:style-name="T4"> No. The check represents what you know, and thinking about a topic a second time doesn’t let you know something that you never learned in the first place.</text:span></text:p>
      <text:p text:style-name="P7"><text:span text:style-name="T5">Synergy:</text:span><text:span text:style-name="T4"> If you have 5 or more ranks in Knowledge (arcana), you get a +2 bonus on Spellcraft checks.</text:span></text:p>
      <text:p text:style-name="P7"><text:span text:style-name="T4">If you have 5 or more ranks in Knowledge (architecture and engineering), you get a +2 bonus on Search checks made to find secret doors or hidden compartments.</text:span></text:p>
      <text:p text:style-name="P7"><text:span text:style-name="T4">If you have 5 or more ranks in Knowledge (geography), you get a +2 bonus on Survival checks made to keep from getting lost or to avoid natural hazards.</text:span></text:p>
      <text:p text:style-name="P7"><text:span text:style-name="T4">If you have 5 or more ranks in Knowledge (history), you get a +2 bonus on bardic knowledge checks.</text:span></text:p>
      <text:p text:style-name="P7"><text:span text:style-name="T4">If you have 5 or more ranks in Knowledge (local), you get a +2 bonus on Gather Information checks.</text:span></text:p>
      <text:p text:style-name="P7"><text:span text:style-name="T4">If you have 5 or more ranks in Knowledge (nature), you get a +2 bonus on Survival checks made in aboveground natural environments (aquatic, desert, forest, hill, marsh, mountains, or plains).</text:span></text:p>
      <text:p text:style-name="P7"><text:span text:style-name="T4">If you have 5 or more ranks in Knowledge (nobility and royalty), you get a +2 bonus on Diplomacy checks.</text:span></text:p>
      <text:p text:style-name="P7"><text:span text:style-name="T4">If you have 5 or more ranks in Knowledge (religion), you get a +2 bonus on turning checks against undead.</text:span></text:p>
      <text:p text:style-name="P7"><text:span text:style-name="T4">If you have 5 or more ranks in Knowledge (the planes), you get a +2 bonus on Survival checks made while on other planes.</text:span></text:p>
      <text:p text:style-name="P7"><text:span text:style-name="T4">If you have 5 or more ranks in Knowledge (dungeoneering), you get a +2 bonus on Survival checks made while underground.</text:span></text:p>
      <text:p text:style-name="P7"><text:span text:style-name="T4">If you have 5 or more ranks in Survival, you get a +2 bonus on Knowledge (nature) checks.</text:span></text:p>
      <text:p text:style-name="P7"><text:soft-page-break/><text:span text:style-name="T5">Untrained:</text:span><text:span text:style-name="T4"> An untrained Knowledge check is simply an Intelligence check. Without actual training, you know only common knowledge (DC 10 or lower).</text:span></text:p>
      <text:p text:style-name="P8"/>
      <text:p text:style-name="P7"><text:span text:style-name="T3">LISTEN </text:span><text:span text:style-name="T4">(WIS)</text:span></text:p>
      <text:p text:style-name="P7"><text:span text:style-name="T5">Check:</text:span><text:span text:style-name="T4"> Your Listen check is either made against a DC that reflects how quiet the noise is that you might hear, or it is opposed by your target’s Move Silently check.</text:span></text:p>
      <text:p text:style-name="P9"/>
      <table:table table:name="Table5" table:style-name="Table5">
        <table:table-column table:style-name="Table5.A"/>
        <table:table-column table:style-name="Table5.B"/>
        <table:table-row table:style-name="Table5.1">
          <table:table-cell table:style-name="Table5.A1" office:value-type="string">
            <text:p text:style-name="P15"><text:span text:style-name="T5">Listen DC </text:span></text:p>
          </table:table-cell>
          <table:table-cell table:style-name="Table5.A1" office:value-type="string">
            <text:p text:style-name="P15"><text:span text:style-name="T5">Sound</text:span></text:p>
          </table:table-cell>
        </table:table-row>
        <table:table-row table:style-name="Table5.1">
          <table:table-cell table:style-name="Table5.A2" office:value-type="string">
            <text:p text:style-name="P15"><text:span text:style-name="T4">–10 </text:span></text:p>
          </table:table-cell>
          <table:table-cell table:style-name="Table5.A2" office:value-type="string">
            <text:p text:style-name="P15"><text:span text:style-name="T4">A battle</text:span></text:p>
          </table:table-cell>
        </table:table-row>
        <table:table-row table:style-name="Table5.1">
          <table:table-cell table:style-name="Table5.A2" office:value-type="string">
            <text:p text:style-name="P7"><text:span text:style-name="T4">0 </text:span></text:p>
          </table:table-cell>
          <table:table-cell table:style-name="Table5.A2" office:value-type="string">
            <text:p text:style-name="P7"><text:span text:style-name="T4">People talking</text:span><text:span text:style-name="T8">1</text:span></text:p>
          </table:table-cell>
        </table:table-row>
        <table:table-row table:style-name="Table5.1">
          <table:table-cell table:style-name="Table5.A2" office:value-type="string">
            <text:p text:style-name="P7"><text:span text:style-name="T4">5 </text:span></text:p>
          </table:table-cell>
          <table:table-cell table:style-name="Table5.A2" office:value-type="string">
            <text:p text:style-name="P7"><text:span text:style-name="T4">A person in medium armor walking at a slow pace (10 ft./round) trying not to make any noise.</text:span></text:p>
          </table:table-cell>
        </table:table-row>
        <table:table-row table:style-name="Table5.1">
          <table:table-cell table:style-name="Table5.A2" office:value-type="string">
            <text:p text:style-name="P7"><text:span text:style-name="T4">10 </text:span></text:p>
          </table:table-cell>
          <table:table-cell table:style-name="Table5.A2" office:value-type="string">
            <text:p text:style-name="P7"><text:span text:style-name="T4">An unarmored person walking at a slow pace (15 ft./round) trying not to make any noise</text:span></text:p>
          </table:table-cell>
        </table:table-row>
        <table:table-row table:style-name="Table5.1">
          <table:table-cell table:style-name="Table5.A2" office:value-type="string">
            <text:p text:style-name="P7"><text:span text:style-name="T4">15 </text:span></text:p>
          </table:table-cell>
          <table:table-cell table:style-name="Table5.A2" office:value-type="string">
            <text:p text:style-name="P7"><text:span text:style-name="T4">A 1st-level rogue using Move Silently to sneak past the listener</text:span></text:p>
          </table:table-cell>
        </table:table-row>
        <table:table-row table:style-name="Table5.1">
          <table:table-cell table:style-name="Table5.A2" office:value-type="string">
            <text:p text:style-name="P7"><text:span text:style-name="T4">15 </text:span></text:p>
          </table:table-cell>
          <table:table-cell table:style-name="Table5.A2" office:value-type="string">
            <text:p text:style-name="P7"><text:span text:style-name="T4">People whispering</text:span><text:span text:style-name="T8">1</text:span></text:p>
          </table:table-cell>
        </table:table-row>
        <table:table-row table:style-name="Table5.1">
          <table:table-cell table:style-name="Table5.A2" office:value-type="string">
            <text:p text:style-name="P7"><text:span text:style-name="T4">19 </text:span></text:p>
          </table:table-cell>
          <table:table-cell table:style-name="Table5.A2" office:value-type="string">
            <text:p text:style-name="P7"><text:span text:style-name="T4">A cat stalking</text:span></text:p>
          </table:table-cell>
        </table:table-row>
        <table:table-row table:style-name="Table5.1">
          <table:table-cell table:style-name="Table5.A2" office:value-type="string">
            <text:p text:style-name="P7"><text:span text:style-name="T4">30 </text:span></text:p>
          </table:table-cell>
          <table:table-cell table:style-name="Table5.A2" office:value-type="string">
            <text:p text:style-name="P7"><text:span text:style-name="T4">An owl gliding in for a kill</text:span></text:p>
          </table:table-cell>
        </table:table-row>
        <table:table-row table:style-name="Table5.1">
          <table:table-cell table:style-name="Table5.A10" table:number-columns-spanned="2" office:value-type="string">
            <text:p text:style-name="P15"><text:span text:style-name="T4">1 If you beat the DC by 10 or more, you can make out what’s being said, assuming that you understand the language.</text:span></text:p>
          </table:table-cell>
          <table:covered-table-cell/>
        </table:table-row>
      </table:table>
      <text:p text:style-name="P12"/>
      <table:table table:name="Table6" table:style-name="Table6">
        <table:table-column table:style-name="Table6.A"/>
        <table:table-column table:style-name="Table6.B"/>
        <table:table-row table:style-name="Table6.1">
          <table:table-cell table:style-name="Table6.A1" office:value-type="string">
            <text:p text:style-name="P17"><text:span text:style-name="T5">Listen DC Modifier</text:span></text:p>
          </table:table-cell>
          <table:table-cell table:style-name="Table6.A1" office:value-type="string">
            <text:p text:style-name="P15"><text:span text:style-name="T5">Condition</text:span></text:p>
          </table:table-cell>
        </table:table-row>
        <table:table-row table:style-name="Table6.1">
          <table:table-cell table:style-name="Table6.A2" office:value-type="string">
            <text:p text:style-name="P17"><text:span text:style-name="T4">+5</text:span></text:p>
          </table:table-cell>
          <table:table-cell table:style-name="Table6.A2" office:value-type="string">
            <text:p text:style-name="P15"><text:span text:style-name="T4">Through a door</text:span></text:p>
          </table:table-cell>
        </table:table-row>
        <table:table-row table:style-name="Table6.1">
          <table:table-cell table:style-name="Table6.A2" office:value-type="string">
            <text:p text:style-name="P16"><text:span text:style-name="T4">+15</text:span></text:p>
          </table:table-cell>
          <table:table-cell table:style-name="Table6.A2" office:value-type="string">
            <text:p text:style-name="P7"><text:span text:style-name="T4">Through a stone wall</text:span></text:p>
          </table:table-cell>
        </table:table-row>
        <table:table-row table:style-name="Table6.1">
          <table:table-cell table:style-name="Table6.A2" office:value-type="string">
            <text:p text:style-name="P16"><text:span text:style-name="T4">+1</text:span></text:p>
          </table:table-cell>
          <table:table-cell table:style-name="Table6.A2" office:value-type="string">
            <text:p text:style-name="P7"><text:span text:style-name="T4">Per 10 feet of distance</text:span></text:p>
          </table:table-cell>
        </table:table-row>
        <table:table-row table:style-name="Table6.1">
          <table:table-cell table:style-name="Table6.A5" office:value-type="string">
            <text:p text:style-name="P17"><text:span text:style-name="T4">+5</text:span></text:p>
          </table:table-cell>
          <table:table-cell table:style-name="Table6.A5" office:value-type="string">
            <text:p text:style-name="P15"><text:span text:style-name="T4">Listener distracted</text:span></text:p>
          </table:table-cell>
        </table:table-row>
      </table:table>
      <text:p text:style-name="P11"><text:soft-page-break/></text:p>
      <text:p text:style-name="P7"><text:span text:style-name="T4">In the case of people trying to be quiet, the DCs given on the table could be replaced by Move Silently checks, in which case the indicated DC would be their average check result. </text:span></text:p>
      <text:p text:style-name="P7"><text:span text:style-name="T5">Action:</text:span><text:span text:style-name="T4"> Varies. Every time you have a chance to hear something in a reactive manner (such as when someone makes a noise or you move into a new area), you can make a Listen check without using an action. Trying to hear something you failed to hear previously is a move action.</text:span></text:p>
      <text:p text:style-name="P7"><text:span text:style-name="T5">Try Again:</text:span><text:span text:style-name="T4"> Yes. You can try to hear something that you failed to hear previously with no penalty.</text:span></text:p>
      <text:p text:style-name="P7"><text:span text:style-name="T5">Special:</text:span><text:span text:style-name="T4"> When several characters are listening to the same thing, a single 1d20 roll can be used for all the individuals’ Listen checks.</text:span></text:p>
      <text:p text:style-name="P7"><text:span text:style-name="T4">A fascinated creature takes a –4 penalty on Listen checks made as reactions.</text:span></text:p>
      <text:p text:style-name="P7"><text:span text:style-name="T4">If you have the Alertness feat, you get a +2 bonus on Listen checks.</text:span></text:p>
      <text:p text:style-name="P7"><text:span text:style-name="T4">A ranger gains a bonus on Listen checks when using this skill against a favored enemy.</text:span></text:p>
      <text:p text:style-name="P7"><text:span text:style-name="T4">An elf, gnome, or halfling has a +2 racial bonus on Listen checks. </text:span></text:p>
      <text:p text:style-name="P7"><text:span text:style-name="T4">A half-elf has a +1 racial bonus on Listen checks..</text:span></text:p>
      <text:p text:style-name="P7"><text:span text:style-name="T4">A sleeping character may make Listen checks at a –10 penalty. A successful check awakens the sleeper.</text:span></text:p>
      <text:p text:style-name="P8"/>
      <text:p text:style-name="P7"><text:span text:style-name="T3">MOVE SILENTLY </text:span><text:span text:style-name="T4">(DEX; ARMOR CHECK PENALTY)</text:span></text:p>
      <text:p text:style-name="P7"><text:span text:style-name="T5">Check:</text:span><text:span text:style-name="T4"> Your Move Silently check is opposed by the Listen check of anyone who might hear you. You can move up to one-half your normal speed at no penalty. When moving at a speed greater than one-half but less than your full speed, you take a –5 penalty. It’s practically impossible (–20 penalty) to move silently while running or charging.</text:span></text:p>
      <text:p text:style-name="P7"><text:span text:style-name="T4">Noisy surfaces, such as bogs or undergrowth, are tough to move silently across. When you try to sneak across such a surface, you take a penalty on your Move Silently check as indicated below.</text:span></text:p>
      <text:p text:style-name="P12"/>
      <table:table table:name="Table7" table:style-name="Table7">
        <table:table-column table:style-name="Table7.A"/>
        <table:table-column table:style-name="Table7.B"/>
        <table:table-row table:style-name="Table7.1">
          <table:table-cell table:style-name="Table7.A1" office:value-type="string">
            <text:h text:style-name="P2" text:outline-level="2"><text:span text:style-name="T4">Surface </text:span></text:h>
          </table:table-cell>
          <table:table-cell table:style-name="Table7.A1" office:value-type="string">
            <text:h text:style-name="P2" text:outline-level="2"><text:span text:style-name="T4">Check Modifier</text:span></text:h>
          </table:table-cell>
        </table:table-row>
        <table:table-row table:style-name="Table7.1">
          <table:table-cell table:style-name="Table7.A2" office:value-type="string">
            <text:p text:style-name="P15"><text:span text:style-name="T4">Noisy (scree, shallow or deep bog, undergrowth, dense rubble)</text:span></text:p>
          </table:table-cell>
          <table:table-cell table:style-name="Table7.A2" office:value-type="string">
            <text:p text:style-name="P17"><text:span text:style-name="T4">–2</text:span></text:p>
          </table:table-cell>
        </table:table-row>
        <table:table-row table:style-name="Table7.1">
          <table:table-cell table:style-name="Table7.A3" office:value-type="string">
            <text:p text:style-name="P15"><text:span text:style-name="T4">Very noisy (dense undergrowth, deep snow) </text:span></text:p>
          </table:table-cell>
          <table:table-cell table:style-name="Table7.A3" office:value-type="string">
            <text:p text:style-name="P17"><text:span text:style-name="T4">–5</text:span></text:p>
          </table:table-cell>
        </table:table-row>
      </table:table>
      <text:p text:style-name="P12"/>
      <text:p text:style-name="P7"><text:span text:style-name="T5">Action:</text:span><text:span text:style-name="T4">None. A Move Silently check is included in your movement or other activity, so it is part of another action.</text:span></text:p>
      <text:p text:style-name="P7"><text:soft-page-break/><text:span text:style-name="T5">Special:</text:span><text:span text:style-name="T4"> The master of a cat familiar gains a +3 bonus on Move Silently checks.</text:span></text:p>
      <text:p text:style-name="P7"><text:span text:style-name="T4">A halfling has a +2 racial bonus on Move Silently checks.</text:span></text:p>
      <text:p text:style-name="P7"><text:span text:style-name="T4">If you have the Stealthy feat, you get a +2 bonus on Move Silently checks.</text:span></text:p>
      <text:p text:style-name="P8"/>
      <text:p text:style-name="P7"><text:span text:style-name="T3">OPEN LOCK </text:span><text:span text:style-name="T4">(DEX; TRAINED ONLY)</text:span></text:p>
      <text:p text:style-name="P7"><text:span text:style-name="T4">Attempting an Open Lock check without a set of thieves’ tools imposes a –2 circumstance penalty on the check, even if a simple tool is employed. If you use masterwork thieves’ tools, you gain a +2 circumstance bonus on the check.</text:span></text:p>
      <text:p text:style-name="P7"><text:span text:style-name="T5">Check:</text:span><text:span text:style-name="T4"> The DC for opening a lock varies from 20 to 40, depending on the quality of the lock, as given on the table below.</text:span></text:p>
      <text:p text:style-name="P12"/>
      <table:table table:name="Table8" table:style-name="Table8">
        <table:table-column table:style-name="Table8.A"/>
        <table:table-column table:style-name="Table8.B"/>
        <table:table-column table:style-name="Table8.C"/>
        <table:table-column table:style-name="Table8.B"/>
        <table:table-row table:style-name="Table8.1">
          <table:table-cell table:style-name="Table8.A1" office:value-type="string">
            <text:h text:style-name="P2" text:outline-level="2"><text:span text:style-name="T4">Lock </text:span></text:h>
          </table:table-cell>
          <table:table-cell table:style-name="Table8.A1" office:value-type="string">
            <text:h text:style-name="P2" text:outline-level="2"><text:span text:style-name="T4">DC </text:span></text:h>
          </table:table-cell>
          <table:table-cell table:style-name="Table8.A1" office:value-type="string">
            <text:h text:style-name="P2" text:outline-level="2"><text:span text:style-name="T4">Lock </text:span></text:h>
          </table:table-cell>
          <table:table-cell table:style-name="Table8.A1" office:value-type="string">
            <text:h text:style-name="P2" text:outline-level="2"><text:span text:style-name="T4">DC</text:span></text:h>
          </table:table-cell>
        </table:table-row>
        <table:table-row table:style-name="Table8.1">
          <table:table-cell table:style-name="Table8.A2" office:value-type="string">
            <text:p text:style-name="P15"><text:span text:style-name="T4">Very simple lock </text:span></text:p>
          </table:table-cell>
          <table:table-cell table:style-name="Table8.A2" office:value-type="string">
            <text:p text:style-name="P15"><text:span text:style-name="T4">20 </text:span></text:p>
          </table:table-cell>
          <table:table-cell table:style-name="Table8.A2" office:value-type="string">
            <text:p text:style-name="P15"><text:span text:style-name="T4">Good lock </text:span></text:p>
          </table:table-cell>
          <table:table-cell table:style-name="Table8.A2" office:value-type="string">
            <text:p text:style-name="P15"><text:span text:style-name="T4">30</text:span></text:p>
          </table:table-cell>
        </table:table-row>
        <table:table-row table:style-name="Table8.1">
          <table:table-cell table:style-name="Table8.A3" office:value-type="string">
            <text:p text:style-name="P15"><text:span text:style-name="T4">Average lock</text:span></text:p>
          </table:table-cell>
          <table:table-cell table:style-name="Table8.A3" office:value-type="string">
            <text:p text:style-name="P15"><text:span text:style-name="T4"><text:s/>25 </text:span></text:p>
          </table:table-cell>
          <table:table-cell table:style-name="Table8.A3" office:value-type="string">
            <text:p text:style-name="P15"><text:span text:style-name="T4">Amazing lock </text:span></text:p>
          </table:table-cell>
          <table:table-cell table:style-name="Table8.A3" office:value-type="string">
            <text:p text:style-name="P15"><text:span text:style-name="T4">40</text:span></text:p>
          </table:table-cell>
        </table:table-row>
      </table:table>
      <text:p text:style-name="P12"/>
      <text:p text:style-name="P7"><text:span text:style-name="T5">Action:</text:span><text:span text:style-name="T4"> Opening a lock is a full-round action.</text:span></text:p>
      <text:p text:style-name="P7"><text:span text:style-name="T5">Special:</text:span><text:span text:style-name="T4"> If you have the Nimble Fingers feat, you get a +2 bonus on Open Lock checks.</text:span></text:p>
      <text:p text:style-name="P7"><text:span text:style-name="T5">Untrained:</text:span><text:span text:style-name="T4"> You cannot pick locks untrained, but you might successfully force them open.</text:span></text:p>
      <text:p text:style-name="P8"/>
      <text:p text:style-name="P7"><text:span text:style-name="T3">PERFORM </text:span><text:span text:style-name="T4">(CHA)</text:span></text:p>
      <text:p text:style-name="P7"><text:span text:style-name="T4">Like Craft, Knowledge, and Profession, Perform is actually a number of separate skills.</text:span></text:p>
      <text:p text:style-name="P7"><text:span text:style-name="T4">You could have several Perform skills, each with its own ranks, each purchased as a separate skill.</text:span></text:p>
      <text:p text:style-name="P7"><text:span text:style-name="T4">Each of the nine categories of the Perform skill includes a variety of methods, instruments, or techniques, a small list of which is provided for each category below.</text:span></text:p>
      <text:p text:style-name="P7"><text:span text:style-name="T3">• </text:span><text:span text:style-name="T4">Act (comedy, drama, mime)</text:span></text:p>
      <text:p text:style-name="P7"><text:soft-page-break/><text:span text:style-name="T3">• </text:span><text:span text:style-name="T4">Comedy (buffoonery, limericks, joke-telling)</text:span></text:p>
      <text:p text:style-name="P7"><text:span text:style-name="T3">• </text:span><text:span text:style-name="T4">Dance (ballet, waltz, jig)</text:span></text:p>
      <text:p text:style-name="P7"><text:span text:style-name="T3">• </text:span><text:span text:style-name="T4">Keyboard instruments (harpsichord, piano, pipe organ)</text:span></text:p>
      <text:p text:style-name="P7"><text:span text:style-name="T3">• </text:span><text:span text:style-name="T4">Oratory (epic, ode, storytelling)</text:span></text:p>
      <text:p text:style-name="P7"><text:span text:style-name="T3">• </text:span><text:span text:style-name="T4">Percussion instruments (bells, chimes, drums, gong)</text:span></text:p>
      <text:p text:style-name="P7"><text:span text:style-name="T3">• </text:span><text:span text:style-name="T4">String instruments (fiddle, harp, lute, mandolin)</text:span></text:p>
      <text:p text:style-name="P7"><text:span text:style-name="T3">• </text:span><text:span text:style-name="T4">Wind instruments (flute, pan pipes, recorder, shawm, trumpet)</text:span></text:p>
      <text:p text:style-name="P7"><text:span text:style-name="T3">• </text:span><text:span text:style-name="T4">Sing (ballad, chant, melody)</text:span></text:p>
      <text:p text:style-name="P7"><text:span text:style-name="T5">Check:</text:span><text:span text:style-name="T4"> You can impress audiences with your talent and skill.</text:span></text:p>
      <table:table table:name="Table9" table:style-name="Table9">
        <table:table-column table:style-name="Table9.A"/>
        <table:table-column table:style-name="Table9.B"/>
        <table:table-row table:style-name="Table9.1">
          <table:table-cell table:style-name="Table9.A1" office:value-type="string">
            <text:p text:style-name="P17"><text:span text:style-name="T5">Perform DC</text:span></text:p>
          </table:table-cell>
          <table:table-cell table:style-name="Table9.A1" office:value-type="string">
            <text:p text:style-name="P15"><text:span text:style-name="T5">Performance</text:span></text:p>
          </table:table-cell>
        </table:table-row>
        <table:table-row table:style-name="Table9.1">
          <table:table-cell table:style-name="Table9.A1" office:value-type="string">
            <text:p text:style-name="P17"><text:span text:style-name="T4">10</text:span></text:p>
          </table:table-cell>
          <table:table-cell table:style-name="Table9.A1" office:value-type="string">
            <text:p text:style-name="P15"><text:span text:style-name="T4">Routine performance. Trying to earn money by playing in public is essentially begging. You can earn 1d10 cp/day.</text:span></text:p>
          </table:table-cell>
        </table:table-row>
        <table:table-row table:style-name="Table9.1">
          <table:table-cell table:style-name="Table9.A1" office:value-type="string">
            <text:p text:style-name="P16"><text:span text:style-name="T4">15</text:span></text:p>
          </table:table-cell>
          <table:table-cell table:style-name="Table9.A1" office:value-type="string">
            <text:p text:style-name="P7"><text:span text:style-name="T4">Enjoyable performance. In a prosperous city, you can earn 1d10 sp/day.</text:span></text:p>
          </table:table-cell>
        </table:table-row>
        <table:table-row table:style-name="Table9.1">
          <table:table-cell table:style-name="Table9.A1" office:value-type="string">
            <text:p text:style-name="P16"><text:span text:style-name="T4">20</text:span></text:p>
          </table:table-cell>
          <table:table-cell table:style-name="Table9.A1" office:value-type="string">
            <text:p text:style-name="P7"><text:span text:style-name="T4">Great performance. In a prosperous city, you can earn 3d10 sp/day. In time, you may be invited to join a professional troupe and may develop a regional reputation.</text:span></text:p>
          </table:table-cell>
        </table:table-row>
        <table:table-row table:style-name="Table9.1">
          <table:table-cell table:style-name="Table9.A1" office:value-type="string">
            <text:p text:style-name="P20"><text:span text:style-name="T4">25</text:span></text:p>
          </table:table-cell>
          <table:table-cell table:style-name="Table9.A1" office:value-type="string">
            <text:p text:style-name="P19"><text:span text:style-name="T4">Memorable performance. In a prosperous city, you can earn 1d6 gp/day. In time, you may come to the attention of noble patrons and develop a national reputation.</text:span></text:p>
          </table:table-cell>
        </table:table-row>
        <table:table-row table:style-name="Table9.1">
          <table:table-cell table:style-name="Table9.A6" office:value-type="string">
            <text:p text:style-name="P17"><text:span text:style-name="T4">30</text:span></text:p>
          </table:table-cell>
          <table:table-cell table:style-name="Table9.A6" office:value-type="string">
            <text:p text:style-name="P15"><text:span text:style-name="T4">Extraordinary performance. In a prosperous city, you can earn 3d6 gp/day. In time, you may draw attention from distant potential patrons, or even from extraplanar beings.</text:span></text:p>
          </table:table-cell>
        </table:table-row>
      </table:table>
      <text:p text:style-name="P11"/>
      <text:p text:style-name="P7"><text:span text:style-name="T4">A masterwork musical instrument gives you a +2 circumstance bonus on Perform checks that involve its use.</text:span></text:p>
      <text:p text:style-name="P7"><text:span text:style-name="T5">Action:</text:span><text:span text:style-name="T4"> Varies. Trying to earn money by playing in public requires anywhere from an evening’s work to a full day’s performance. The bard’s special Perform-based abilities are described in that class’s description.</text:span></text:p>
      <text:p text:style-name="P7"><text:span text:style-name="T5">Try Again:</text:span><text:span text:style-name="T4"> Yes. Retries are allowed, but they don’t negate previous failures, and an audience that has been unimpressed in the past is likely to be prejudiced against future performances. (Increase the DC by 2 for each previous failure.)</text:span></text:p>
      <text:p text:style-name="P7"><text:span text:style-name="T5">Special:</text:span><text:span text:style-name="T4"> A bard must have at least 3 ranks in a Perform skill to inspire courage in his allies, or to use his countersong or his </text:span><text:span text:style-name="T6">fascinate </text:span><text:span text:style-name="T4">ability. A bard needs 6 ranks in a Perform skill to inspire competence, 9 ranks to use his </text:span><text:span text:style-name="T6">suggestion </text:span><text:span text:style-name="T4">ability, 12 ranks to inspire greatness, 15 ranks to use his </text:span><text:span text:style-name="T6">song of freedom </text:span><text:span text:style-name="T4">ability, 18 ranks to inspire heroics, and 21 ranks to use his </text:span><text:span text:style-name="T6">mass suggestion </text:span><text:span text:style-name="T4">ability. See Bardic Music in the bard class description.</text:span></text:p>
      <text:p text:style-name="P7"><text:span text:style-name="T4">In addition to using the Perform skill, you can entertain people with sleight of hand, tumbling, tightrope walking, and spells (especially illusions).</text:span></text:p>
      <text:p text:style-name="P8"><text:soft-page-break/></text:p>
      <text:p text:style-name="P7"><text:span text:style-name="T3">PROFESSION </text:span><text:span text:style-name="T4">(WIS; TRAINED ONLY)</text:span></text:p>
      <text:p text:style-name="P7"><text:span text:style-name="T4">Like Craft, Knowledge, and Perform, Profession is actually a number of separate skills. You could have several Profession skills, each with its own ranks, each purchased as a separate skill. While a Craft skill represents ability in creating or making an item, a Profession skill represents an aptitude in a vocation requiring a broader range of less specific knowledge. </text:span></text:p>
      <text:p text:style-name="P7"><text:span text:style-name="T5">Check:</text:span><text:span text:style-name="T4"> You can practice your trade and make a decent living, earning about half your Profession check result in gold pieces per week of dedicated work. You know how to use the tools of your trade, how to perform the profession’s daily tasks, how to supervise helpers, and how to handle common problems.</text:span></text:p>
      <text:p text:style-name="P7"><text:span text:style-name="T5">Action:</text:span><text:span text:style-name="T4"> Not applicable. A single check generally represents a week of work.</text:span></text:p>
      <text:p text:style-name="P7"><text:span text:style-name="T5">Try Again:</text:span><text:span text:style-name="T4"> Varies. An attempt to use a Profession skill to earn an income cannot be retried. You are stuck with whatever weekly wage your check result brought you. Another check may be made after a week to determine a new income for the next period of time. An attempt to accomplish some specific task can usually be retried.</text:span></text:p>
      <text:p text:style-name="P7"><text:span text:style-name="T5">Untrained:</text:span><text:span text:style-name="T4"> Untrained laborers and assistants (that is, characters without any ranks in Profession) earn an average of 1 silver piece per day.</text:span></text:p>
      <text:p text:style-name="P8"/>
      <text:p text:style-name="P7"><text:span text:style-name="T3">RIDE </text:span><text:span text:style-name="T4">(DEX)</text:span></text:p>
      <text:p text:style-name="P7"><text:span text:style-name="T4">If you attempt to ride a creature that is ill suited as a mount, you take a –5 penalty on your Ride checks.</text:span></text:p>
      <text:p text:style-name="P7"><text:span text:style-name="T5">Check:</text:span><text:span text:style-name="T4"> Typical riding actions don’t require checks. You can saddle, mount, ride, and dismount from a mount without a problem.</text:span></text:p>
      <text:p text:style-name="P7"><text:span text:style-name="T4">The following tasks do require checks.</text:span></text:p>
      <text:p text:style-name="P12"/>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h text:style-name="P2" text:outline-level="2"><text:span text:style-name="T4">Task </text:span></text:h>
          </table:table-cell>
          <table:table-cell table:style-name="Table10.A1" office:value-type="string">
            <text:h text:style-name="P2" text:outline-level="2"><text:span text:style-name="T4">Ride DC </text:span></text:h>
          </table:table-cell>
          <table:table-cell table:style-name="Table10.A1" office:value-type="string">
            <text:h text:style-name="P2" text:outline-level="2"><text:span text:style-name="T4">Task </text:span></text:h>
          </table:table-cell>
          <table:table-cell table:style-name="Table10.A1" office:value-type="string">
            <text:h text:style-name="P2" text:outline-level="2"><text:span text:style-name="T4">Ride DC</text:span></text:h>
          </table:table-cell>
        </table:table-row>
        <table:table-row table:style-name="Table10.1">
          <table:table-cell table:style-name="Table10.A2" office:value-type="string">
            <text:p text:style-name="P15"><text:span text:style-name="T4">Guide with knees </text:span></text:p>
          </table:table-cell>
          <table:table-cell table:style-name="Table10.A2" office:value-type="string">
            <text:p text:style-name="P17"><text:span text:style-name="T4">5</text:span></text:p>
          </table:table-cell>
          <table:table-cell table:style-name="Table10.A2" office:value-type="string">
            <text:p text:style-name="P15"><text:span text:style-name="T4">Leap </text:span></text:p>
          </table:table-cell>
          <table:table-cell table:style-name="Table10.A2" office:value-type="string">
            <text:p text:style-name="P17"><text:span text:style-name="T4">15</text:span></text:p>
          </table:table-cell>
        </table:table-row>
        <table:table-row table:style-name="Table10.1">
          <table:table-cell table:style-name="Table10.A2" office:value-type="string">
            <text:p text:style-name="P7"><text:span text:style-name="T4">Stay in saddle </text:span></text:p>
          </table:table-cell>
          <table:table-cell table:style-name="Table10.A2" office:value-type="string">
            <text:p text:style-name="P16"><text:span text:style-name="T4">5</text:span></text:p>
          </table:table-cell>
          <table:table-cell table:style-name="Table10.A2" office:value-type="string">
            <text:p text:style-name="P7"><text:span text:style-name="T4">Spur mount </text:span></text:p>
          </table:table-cell>
          <table:table-cell table:style-name="Table10.A2" office:value-type="string">
            <text:p text:style-name="P16"><text:span text:style-name="T4">15</text:span></text:p>
          </table:table-cell>
        </table:table-row>
        <table:table-row table:style-name="Table10.1">
          <table:table-cell table:style-name="Table10.A2" office:value-type="string">
            <text:p text:style-name="P7"><text:span text:style-name="T4">Fight with warhorse </text:span></text:p>
          </table:table-cell>
          <table:table-cell table:style-name="Table10.A2" office:value-type="string">
            <text:p text:style-name="P16"><text:span text:style-name="T4">10</text:span></text:p>
          </table:table-cell>
          <table:table-cell table:style-name="Table10.A2" office:value-type="string">
            <text:p text:style-name="P7"><text:span text:style-name="T4"><text:s/>Control mount in battle</text:span></text:p>
          </table:table-cell>
          <table:table-cell table:style-name="Table10.A2" office:value-type="string">
            <text:p text:style-name="P16"><text:span text:style-name="T4">20</text:span></text:p>
          </table:table-cell>
        </table:table-row>
        <table:table-row table:style-name="Table10.1">
          <table:table-cell table:style-name="Table10.A2" office:value-type="string">
            <text:p text:style-name="P7"><text:span text:style-name="T4">Cover </text:span></text:p>
          </table:table-cell>
          <table:table-cell table:style-name="Table10.A2" office:value-type="string">
            <text:p text:style-name="P16"><text:span text:style-name="T4">15</text:span></text:p>
          </table:table-cell>
          <table:table-cell table:style-name="Table10.A2" office:value-type="string">
            <text:p text:style-name="P7"><text:span text:style-name="T4">Fast mount or dismount</text:span></text:p>
          </table:table-cell>
          <table:table-cell table:style-name="Table10.A2" office:value-type="string">
            <text:p text:style-name="P16"><text:span text:style-name="T4">20</text:span><text:span text:style-name="T8">1</text:span></text:p>
          </table:table-cell>
        </table:table-row>
        <table:table-row table:style-name="Table10.1">
          <table:table-cell table:style-name="Table10.A2" office:value-type="string">
            <text:p text:style-name="P7"><text:span text:style-name="T4">Soft fall</text:span></text:p>
          </table:table-cell>
          <table:table-cell table:style-name="Table10.A2" office:value-type="string">
            <text:p text:style-name="P16"><text:span text:style-name="T4">15</text:span></text:p>
          </table:table-cell>
          <table:table-cell table:style-name="Table10.A2" office:value-type="string">
            <text:p text:style-name="P13"/>
          </table:table-cell>
          <table:table-cell table:style-name="Table10.A2" office:value-type="string">
            <text:p text:style-name="P14"/>
          </table:table-cell>
        </table:table-row>
        <table:table-row table:style-name="Table10.1">
          <table:table-cell table:style-name="Table10.A7" table:number-columns-spanned="4" office:value-type="string">
            <text:p text:style-name="P15"><text:span text:style-name="T4">1 Armor check penalty applies.</text:span></text:p>
          </table:table-cell>
          <table:covered-table-cell/>
          <table:covered-table-cell/>
          <table:covered-table-cell/>
        </table:table-row>
      </table:table>
      <text:p text:style-name="P11"/>
      <text:p text:style-name="P7"><text:soft-page-break/><text:span text:style-name="T6">Guide with Knees: </text:span><text:span text:style-name="T4">You can react instantly to guide your mount with your knees so that you can use both hands in combat. Make your Ride check at the start of your turn. If you fail, you can use only one hand this round because you need to use the other to control your mount.</text:span></text:p>
      <text:p text:style-name="P7"><text:span text:style-name="T6">Stay in Saddle: </text:span><text:span text:style-name="T4">You can react instantly to try to avoid falling when your mount rears or bolts unexpectedly or when you take damage. This usage does not take an action.</text:span></text:p>
      <text:p text:style-name="P7"><text:span text:style-name="T6">Fight with Warhorse: </text:span><text:span text:style-name="T4">If you direct your war-trained mount to attack in battle, you can still make your own attack or attacks normally. This usage is a free action.</text:span></text:p>
      <text:p text:style-name="P7"><text:span text:style-name="T6">Cover: </text:span><text:span text:style-name="T4">You can react instantly to drop down and hang alongside your mount, using it as cover. You can’t attack or cast spells while using your mount as cover. If you fail your Ride check, you don’t get the cover benefit. This usage does not take an action.</text:span></text:p>
      <text:p text:style-name="P7"><text:span text:style-name="T6">Soft Fall: </text:span><text:span text:style-name="T4">You can react instantly to try to take no damage when you fall off a mount—when it is killed or when it falls, for example. If you fail your Ride check, you take 1d6 points of falling damage. This usage does not take an action.</text:span></text:p>
      <text:p text:style-name="P7"><text:span text:style-name="T6">Leap: </text:span><text:span text:style-name="T4">You can get your mount to leap obstacles as part of its movement. Use your Ride modifier or the mount’s Jump modifier, whichever is lower, to see how far the creature can jump. If you fail your Ride check, you fall off the mount when it leaps and take the appropriate falling damage (at least 1d6 points). This usage does not take an action, but is part of the mount’s movement.</text:span></text:p>
      <text:p text:style-name="P7"><text:span text:style-name="T6">Spur Mount: </text:span><text:span text:style-name="T4">You can spur your mount to greater speed with a move action. A successful Ride check increases the mount’s speed by 10 feet for 1 round but deals 1 point of damage to the creature. You can use this ability every round, but each consecutive round of additional speed deals twice as much damage to the mount as the previous round (2 points, 4 points, 8 points, and so on).</text:span></text:p>
      <text:p text:style-name="P7"><text:span text:style-name="T6">Control Mount in Battle: </text:span><text:span text:style-name="T4">As a move action, you can attempt to control a light horse, pony, heavy horse, or other mount not trained for combat riding while in battle. If you fail the Ride check, you can do nothing else in that round. You do not need to roll for warhorses or warponies.</text:span></text:p>
      <text:p text:style-name="P7"><text:span text:style-name="T6">Fast Mount or Dismount: </text:span><text:span text:style-name="T4">You can attempt to mount or dismount from a mount of up to one size category larger than yourself as a free action, provided that you still have a move action available that round. If you fail the Ride check, mounting or dismounting is a move action. You can’t use fast mount or dismount on a mount more than one size category larger than yourself.</text:span></text:p>
      <text:p text:style-name="P7"><text:span text:style-name="T5">Action:</text:span><text:span text:style-name="T4"> Varies. Mounting or dismounting normally is a move action. Other checks are a move action, a free action, or no action at all, as noted above.</text:span></text:p>
      <text:p text:style-name="P7"><text:span text:style-name="T5">Special:</text:span><text:span text:style-name="T4"> If you are riding bareback, you take a –5 penalty on Ride checks.</text:span></text:p>
      <text:p text:style-name="P7"><text:span text:style-name="T4">If your mount has a military saddle you get a +2 circumstance bonus on Ride checks related to staying in the saddle.</text:span></text:p>
      <text:p text:style-name="P7"><text:span text:style-name="T4">The Ride skill is a prerequisite for the feats Mounted Archery, Mounted Combat, Ride-By Attack, Spirited Charge,</text:span></text:p>
      <text:p text:style-name="P7"><text:span text:style-name="T4">Trample.</text:span></text:p>
      <text:p text:style-name="P7"><text:span text:style-name="T4">If you have the Animal Affinity feat, you get a +2 bonus on Ride checks.</text:span></text:p>
      <text:p text:style-name="P7"><text:span text:style-name="T5">Synergy:</text:span><text:span text:style-name="T4"> If you have 5 or more ranks in Handle Animal, you get a +2 bonus on Ride checks.</text:span></text:p>
      <text:p text:style-name="P8"/>
      <text:p text:style-name="P7"><text:span text:style-name="T3">SEARCH </text:span><text:span text:style-name="T4">(INT)</text:span></text:p>
      <text:p text:style-name="P7"><text:span text:style-name="T5">Check:</text:span><text:span text:style-name="T4"> You generally must be within 10 feet of the object or surface to be searched. The table below gives DCs for typical tasks involving the Search skill.</text:span></text:p>
      <text:p text:style-name="P12"/>
      <table:table table:name="Table11" table:style-name="Table11">
        <table:table-column table:style-name="Table11.A"/>
        <table:table-column table:style-name="Table11.B"/>
        <text:soft-page-break/>
        <table:table-row table:style-name="Table11.1">
          <table:table-cell table:style-name="Table11.A1" office:value-type="string">
            <text:h text:style-name="P2" text:outline-level="2"><text:span text:style-name="T4">Task</text:span></text:h>
          </table:table-cell>
          <table:table-cell table:style-name="Table11.A1" office:value-type="string">
            <text:h text:style-name="P2" text:outline-level="2"><text:span text:style-name="T4">Search DC</text:span></text:h>
          </table:table-cell>
        </table:table-row>
        <table:table-row table:style-name="Table11.1">
          <table:table-cell table:style-name="Table11.A2" office:value-type="string">
            <text:p text:style-name="P15"><text:span text:style-name="T4">Ransack a chest full of junk to find a certain item</text:span></text:p>
          </table:table-cell>
          <table:table-cell table:style-name="Table11.A2" office:value-type="string">
            <text:p text:style-name="P15"><text:span text:style-name="T4">10</text:span></text:p>
          </table:table-cell>
        </table:table-row>
        <table:table-row table:style-name="Table11.1">
          <table:table-cell table:style-name="Table11.A2" office:value-type="string">
            <text:p text:style-name="P7"><text:span text:style-name="T4">Notice a typical secret door or a simple trap </text:span></text:p>
          </table:table-cell>
          <table:table-cell table:style-name="Table11.A2" office:value-type="string">
            <text:p text:style-name="P7"><text:span text:style-name="T4">20</text:span></text:p>
          </table:table-cell>
        </table:table-row>
        <table:table-row table:style-name="Table11.1">
          <table:table-cell table:style-name="Table11.A2" office:value-type="string">
            <text:p text:style-name="P7"><text:span text:style-name="T4">Find a difficult nonmagical trap (rogue only)</text:span><text:span text:style-name="T8">1</text:span><text:span text:style-name="T5"> </text:span></text:p>
          </table:table-cell>
          <table:table-cell table:style-name="Table11.A2" office:value-type="string">
            <text:p text:style-name="P7"><text:span text:style-name="T4">21 or higher</text:span></text:p>
          </table:table-cell>
        </table:table-row>
        <table:table-row table:style-name="Table11.1">
          <table:table-cell table:style-name="Table11.A2" office:value-type="string">
            <text:p text:style-name="P7"><text:span text:style-name="T4">Find a magic trap (rogue only)</text:span><text:span text:style-name="T8">1 </text:span></text:p>
          </table:table-cell>
          <table:table-cell table:style-name="Table11.A2" office:value-type="string">
            <text:p text:style-name="P7"><text:span text:style-name="T4">25 + level of spell used to create trap</text:span></text:p>
          </table:table-cell>
        </table:table-row>
        <table:table-row table:style-name="Table11.1">
          <table:table-cell table:style-name="Table11.A2" office:value-type="string">
            <text:p text:style-name="P7"><text:span text:style-name="T4">Notice a well-hidden secret door </text:span></text:p>
          </table:table-cell>
          <table:table-cell table:style-name="Table11.A2" office:value-type="string">
            <text:p text:style-name="P7"><text:span text:style-name="T4">30</text:span></text:p>
          </table:table-cell>
        </table:table-row>
        <table:table-row table:style-name="Table11.1">
          <table:table-cell table:style-name="Table11.A2" office:value-type="string">
            <text:p text:style-name="P7"><text:span text:style-name="T4">Find a footprint </text:span></text:p>
          </table:table-cell>
          <table:table-cell table:style-name="Table11.A2" office:value-type="string">
            <text:p text:style-name="P7"><text:span text:style-name="T4">Varies</text:span><text:span text:style-name="T8">2</text:span></text:p>
          </table:table-cell>
        </table:table-row>
        <table:table-row table:style-name="Table11.1">
          <table:table-cell table:style-name="Table11.A2" table:number-columns-spanned="2" office:value-type="string">
            <text:p text:style-name="P21"><text:span text:style-name="T4">1 Dwarves (even if they are not rogues) can use Search to find traps built into or out of stone.</text:span></text:p>
          </table:table-cell>
          <table:covered-table-cell/>
        </table:table-row>
        <table:table-row table:style-name="Table11.1">
          <table:table-cell table:style-name="Table11.A9" table:number-columns-spanned="2" office:value-type="string">
            <text:p text:style-name="P15"><text:span text:style-name="T4">2 A successful Search check can find a footprint or similar sign of a creature’s passage, but it won’t let you find or follow a trail. See the Track feat for the appropriate DC.</text:span></text:p>
          </table:table-cell>
          <table:covered-table-cell/>
        </table:table-row>
      </table:table>
      <text:p text:style-name="P12"/>
      <text:p text:style-name="P7"><text:span text:style-name="T5">Action:</text:span><text:span text:style-name="T4"> It takes a full-round action to search a 5-foot-by-5-foot area or a volume of goods 5 feet on a side.</text:span></text:p>
      <text:p text:style-name="P7"><text:span text:style-name="T5">Special:</text:span><text:span text:style-name="T4"> An elf has a +2 racial bonus on Search checks, and a half-elf has a +1 racial bonus. An elf (but not a half-elf) who simply passes within 5 feet of a secret or concealed door can make a Search check to find that door.</text:span></text:p>
      <text:p text:style-name="P7"><text:span text:style-name="T4">If you have the Investigator feat, you get a +2 bonus on Search checks.</text:span></text:p>
      <text:p text:style-name="P7"><text:span text:style-name="T4">The spells </text:span><text:span text:style-name="T6">explosive runes, fire trap, glyph of warding, symbol, </text:span><text:span text:style-name="T4">and </text:span><text:span text:style-name="T6">teleportation circle </text:span><text:span text:style-name="T4">create magic traps that a rogue can find by making a successful Search check and then can attempt to disarm by using Disable Device. Identifying the location of a </text:span><text:span text:style-name="T6">snare </text:span><text:span text:style-name="T4">spell has a DC of 23. </text:span><text:span text:style-name="T6">Spike growth </text:span><text:span text:style-name="T4">and </text:span><text:span text:style-name="T6">spike stones </text:span><text:span text:style-name="T4">create magic traps that can be found using Search, but against which Disable Device checks do not succeed. See the individual spell descriptions for details.</text:span></text:p>
      <text:p text:style-name="P7"><text:span text:style-name="T4">Active abjuration spells within 10 feet of each other for 24 hours or more create barely visible energy fluctuations. These fluctuations give you a +4 bonus on Search checks to locate such abjuration spells.</text:span></text:p>
      <text:p text:style-name="P7"><text:span text:style-name="T5">Synergy:</text:span><text:span text:style-name="T4"> If you have 5 or more ranks in Search, you get a +2 bonus on Survival checks to find or follow tracks.</text:span></text:p>
      <text:p text:style-name="P7"><text:span text:style-name="T4">If you have 5 or more ranks in Knowledge (architecture and engineering), you get a +2 bonus on Search checks to find secret doors or hidden compartments.</text:span></text:p>
      <text:p text:style-name="P7"><text:span text:style-name="T5">Restriction:</text:span><text:span text:style-name="T4"> While anyone can use Search to find a trap whose DC is 20 or lower, only a rogue can use Search to locate traps with higher DCs. (</text:span><text:span text:style-name="T6">Exception: </text:span><text:span text:style-name="T4">The spell </text:span><text:span text:style-name="T6">find traps </text:span><text:span text:style-name="T4">temporarily enables a cleric to use the Search skill as if he were a rogue.)</text:span></text:p>
      <text:p text:style-name="P7"><text:span text:style-name="T4">A dwarf, even one who is not a rogue, can use the Search skill to find a difficult trap (one with a DC higher than 20) if the trap is built into or out of stone. He gains a +2 racial bonus on the Search check from his stonecunning ability.</text:span></text:p>
      <text:p text:style-name="P8"/>
      <text:p text:style-name="P7"><text:span text:style-name="T3">SENSE MOTIVE </text:span><text:span text:style-name="T4">(WIS)</text:span></text:p>
      <text:p text:style-name="P7"><text:span text:style-name="T5">Check:</text:span><text:span text:style-name="T4"> A successful check lets you avoid being bluffed (see the Bluff skill). You can also use this skill to determine when “something is up” (that is, something odd is going on) or to assess someone’s trustworthiness. </text:span></text:p>
      <text:p text:style-name="P12"/>
      <table:table table:name="Table12" table:style-name="Table12">
        <table:table-column table:style-name="Table12.A"/>
        <table:table-column table:style-name="Table12.B"/>
        <table:table-row table:style-name="Table12.1">
          <table:table-cell table:style-name="Table12.A1" office:value-type="string">
            <text:h text:style-name="P2" text:outline-level="2"><text:span text:style-name="T4">Task </text:span></text:h>
          </table:table-cell>
          <table:table-cell table:style-name="Table12.A1" office:value-type="string">
            <text:h text:style-name="P2" text:outline-level="2"><text:span text:style-name="T4">Sense Motive DC</text:span></text:h>
          </table:table-cell>
        </table:table-row>
        <table:table-row table:style-name="Table12.1">
          <table:table-cell table:style-name="Table12.A2" office:value-type="string">
            <text:p text:style-name="P15"><text:span text:style-name="T4">Hunch </text:span></text:p>
          </table:table-cell>
          <table:table-cell table:style-name="Table12.A2" office:value-type="string">
            <text:p text:style-name="P17"><text:span text:style-name="T4">20</text:span></text:p>
          </table:table-cell>
        </table:table-row>
        <table:table-row table:style-name="Table12.1">
          <table:table-cell table:style-name="Table12.A2" office:value-type="string">
            <text:p text:style-name="P7"><text:span text:style-name="T4">Sense enchantment </text:span></text:p>
          </table:table-cell>
          <table:table-cell table:style-name="Table12.A2" office:value-type="string">
            <text:p text:style-name="P16"><text:span text:style-name="T4">25 or 15</text:span></text:p>
          </table:table-cell>
        </table:table-row>
        <table:table-row table:style-name="Table12.1">
          <table:table-cell table:style-name="Table12.A4" office:value-type="string">
            <text:p text:style-name="P15"><text:span text:style-name="T4">Discern secret message </text:span></text:p>
          </table:table-cell>
          <table:table-cell table:style-name="Table12.A4" office:value-type="string">
            <text:p text:style-name="P17"><text:span text:style-name="T4">Varies</text:span></text:p>
          </table:table-cell>
        </table:table-row>
      </table:table>
      <text:p text:style-name="P11"/>
      <text:p text:style-name="P7"><text:span text:style-name="T6">Hunch: </text:span><text:span text:style-name="T4">This use of the skill involves making a gut assessment of the social situation. You can get the feeling from another’s behavior that something is wrong, such as when you’re talking to an impostor. Alternatively, you can get the feeling that someone is trustworthy.</text:span></text:p>
      <text:p text:style-name="P7"><text:soft-page-break/><text:span text:style-name="T6">Sense Enchantment: </text:span><text:span text:style-name="T4">You can tell that someone’s behavior is being influenced by an enchantment effect (by definition, a mind-affecting effect),</text:span><text:span text:style-name="T6"> </text:span><text:span text:style-name="T4">even if that person isn’t aware of it. The usual DC is 25, but if the target is dominated (see </text:span><text:span text:style-name="T6">dominate person</text:span><text:span text:style-name="T4">), the DC is only 15 because of the limited range of the target’s activities.</text:span></text:p>
      <text:p text:style-name="P7"><text:span text:style-name="T6">Discern Secret Message: </text:span><text:span text:style-name="T4">You may use Sense Motive to detect that a hidden message is being transmitted via the Bluff skill. In this case, your Sense Motive check is opposed by the Bluff check of the character transmitting the message. For each piece of information relating to the message that you are missing, you take a –2 penalty on your Sense Motive check. If you succeed by 4 or less, you know that something hidden is being communicated, but you can’t learn anything specific about its content. If you beat the DC by 5 or more, you intercept and understand the message. If you fail by 4 or less, you don’t detect any hidden communication. If you fail by 5 or more, you infer some false information.</text:span></text:p>
      <text:p text:style-name="P7"><text:span text:style-name="T5">Action:</text:span><text:span text:style-name="T4"> Trying to gain information with Sense Motive generally takes at least 1 minute, and you could spend a whole evening trying to get a sense of the people around you.</text:span></text:p>
      <text:p text:style-name="P7"><text:span text:style-name="T5">Try Again:</text:span><text:span text:style-name="T4"> No, though you may make a Sense Motive check for each Bluff check made against you.</text:span></text:p>
      <text:p text:style-name="P7"><text:span text:style-name="T5">Special:</text:span><text:span text:style-name="T4"> A ranger gains a bonus on Sense Motive checks when using this skill against a favored enemy.</text:span></text:p>
      <text:p text:style-name="P7"><text:span text:style-name="T4">If you have the Negotiator feat, you get a +2 bonus on Sense Motive checks.</text:span></text:p>
      <text:p text:style-name="P7"><text:span text:style-name="T5">Synergy:</text:span><text:span text:style-name="T4"> If you have 5 or more ranks in Sense Motive, you get a +2 bonus on Diplomacy checks.</text:span></text:p>
      <text:p text:style-name="P8"/>
      <text:p text:style-name="P7"><text:span text:style-name="T3">SLEIGHT OF HAND </text:span><text:span text:style-name="T4">(DEX; TRAINED ONLY; ARMOR CHECK PENALTY)</text:span></text:p>
      <text:p text:style-name="P7"><text:span text:style-name="T5">Check:</text:span><text:span text:style-name="T4"> A DC 10 Sleight of Hand check lets you palm a coin-sized, unattended object. Performing a minor feat of legerdemain, such as making a coin disappear, also has a DC of 10 unless an observer is determined to note where the item went.</text:span></text:p>
      <text:p text:style-name="P7"><text:span text:style-name="T4">When you use this skill under close observation, your skill check is opposed by the observer’s Spot check. The observer’s success doesn’t prevent you from performing the action, just from doing it unnoticed.</text:span></text:p>
      <text:p text:style-name="P7"><text:span text:style-name="T4">You can hide a small object (including a light weapon or an easily concealed ranged weapon, such as a dart, sling, or hand crossbow) on your body. Your Sleight of Hand check is opposed by the Spot check of anyone observing you or the Search check of anyone frisking you. In the latter case, the searcher gains a +4 bonus on the Search check, since it’s generally easier to find such an object than to hide it. A dagger is easier to hide than most light weapons, and grants you a +2 bonus on your Sleight of Hand check to conceal it. An extraordinarily small object, such as a coin, shuriken, or ring, grants you a +4 bonus on your Sleight of Hand check to conceal it, and heavy or baggy clothing (such as a cloak) grants you a +2 bonus on the check.</text:span></text:p>
      <text:p text:style-name="P7"><text:span text:style-name="T4">Drawing a hidden weapon is a standard action and doesn’t provoke an attack of opportunity.</text:span></text:p>
      <text:p text:style-name="P7"><text:span text:style-name="T4">If you try to take something from another creature, you must make a DC 20 Sleight of Hand check to obtain it. The opponent makes a Spot check to detect the attempt, opposed by the same Sleight of Hand check result you achieved when you tried to grab the item. An opponent who succeeds on this check notices the attempt, regardless of whether you got the item.</text:span></text:p>
      <text:p text:style-name="P7"><text:span text:style-name="T4">You can also use Sleight of Hand to entertain an audience as though you were using the Perform skill. In such a case, your “act” encompasses elements of legerdemain, juggling, and the like.</text:span></text:p>
      <text:p text:style-name="P12"/>
      <table:table table:name="Table13" table:style-name="Table13">
        <table:table-column table:style-name="Table13.A"/>
        <table:table-column table:style-name="Table13.B"/>
        <table:table-row table:style-name="Table13.1">
          <table:table-cell table:style-name="Table13.A1" office:value-type="string">
            <text:h text:style-name="P2" text:outline-level="2"><text:span text:style-name="T4">Sleight of Hand DC </text:span></text:h>
          </table:table-cell>
          <table:table-cell table:style-name="Table13.A1" office:value-type="string">
            <text:h text:style-name="P2" text:outline-level="2"><text:span text:style-name="T4">Task</text:span></text:h>
          </table:table-cell>
        </table:table-row>
        <table:table-row table:style-name="Table13.1">
          <table:table-cell table:style-name="Table13.A2" office:value-type="string">
            <text:p text:style-name="P17"><text:span text:style-name="T4">10</text:span></text:p>
          </table:table-cell>
          <table:table-cell table:style-name="Table13.A2" office:value-type="string">
            <text:p text:style-name="P15"><text:span text:style-name="T4">Palm a coin-sized object, make a coin disappear</text:span></text:p>
          </table:table-cell>
        </table:table-row>
        <table:table-row table:style-name="Table13.1">
          <table:table-cell table:style-name="Table13.A3" office:value-type="string">
            <text:p text:style-name="P17"><text:span text:style-name="T4">20</text:span></text:p>
          </table:table-cell>
          <table:table-cell table:style-name="Table13.A3" office:value-type="string">
            <text:p text:style-name="P15"><text:span text:style-name="T4">Lift a small object from a person</text:span></text:p>
          </table:table-cell>
        </table:table-row>
      </table:table>
      <text:p text:style-name="P12"/>
      <text:p text:style-name="P7"><text:span text:style-name="T5">Action:</text:span><text:span text:style-name="T4"> Any Sleight of Hand check normally is a standard action. However, you may perform a Sleight of Hand check as a free action by taking a –20 penalty on the check.</text:span></text:p>
      <text:p text:style-name="P7"><text:soft-page-break/><text:span text:style-name="T5">Try Again:</text:span><text:span text:style-name="T4"> Yes, but after an initial failure, a second Sleight of Hand attempt against the same target (or while you are being watched by the same observer who noticed your previous attempt) increases the DC for the task by 10.</text:span></text:p>
      <text:p text:style-name="P7"><text:span text:style-name="T5">Special:</text:span><text:span text:style-name="T4"> If you have the Deft Hands feat, you get a +2 bonus on Sleight of Hand checks.</text:span></text:p>
      <text:p text:style-name="P7"><text:span text:style-name="T5">Synergy:</text:span><text:span text:style-name="T4"> If you have 5 or more ranks in Bluff, you get a +2 bonus on Sleight of Hand checks.</text:span></text:p>
      <text:p text:style-name="P7"><text:span text:style-name="T5">Untrained:</text:span><text:span text:style-name="T4"> An untrained Sleight of Hand check is simply a Dexterity check. Without actual training, you can’t succeed on any Sleight of Hand check with a DC higher than 10, except for hiding an object on your body.</text:span></text:p>
      <text:p text:style-name="P8"/>
      <text:p text:style-name="P7"><text:span text:style-name="T3">SPEAK LANGUAGE </text:span><text:span text:style-name="T4">(NONE; TRAINED ONLY)</text:span></text:p>
      <table:table table:name="Table14" table:style-name="Table14">
        <table:table-column table:style-name="Table14.A"/>
        <table:table-column table:style-name="Table14.B"/>
        <table:table-column table:style-name="Table14.C"/>
        <text:soft-page-break/>
        <table:table-row table:style-name="Table14.1">
          <table:table-cell table:style-name="Table14.A1" table:number-columns-spanned="3" office:value-type="string">
            <text:h text:style-name="P6" text:outline-level="4"><text:span text:style-name="T2">Common Languages and Their Alphabets</text:span></text:h>
          </table:table-cell>
          <table:covered-table-cell/>
          <table:covered-table-cell/>
        </table:table-row>
        <table:table-row table:style-name="Table14.1">
          <table:table-cell table:style-name="Table14.A2" office:value-type="string">
            <text:p text:style-name="P15"><text:span text:style-name="T5">Language </text:span></text:p>
          </table:table-cell>
          <table:table-cell table:style-name="Table14.A2" office:value-type="string">
            <text:p text:style-name="P15"><text:span text:style-name="T5">Typical Speakers </text:span></text:p>
          </table:table-cell>
          <table:table-cell table:style-name="Table14.A2" office:value-type="string">
            <text:p text:style-name="P15"><text:span text:style-name="T5">Alphabet</text:span></text:p>
          </table:table-cell>
        </table:table-row>
        <table:table-row table:style-name="Table14.1">
          <table:table-cell table:style-name="Table14.A2" office:value-type="string">
            <text:p text:style-name="P7"><text:span text:style-name="T4">Abyssal </text:span></text:p>
          </table:table-cell>
          <table:table-cell table:style-name="Table14.A2" office:value-type="string">
            <text:p text:style-name="P7"><text:span text:style-name="T4">Demons, chaotic evil outsiders </text:span></text:p>
          </table:table-cell>
          <table:table-cell table:style-name="Table14.A2" office:value-type="string">
            <text:p text:style-name="P7"><text:span text:style-name="T4">Infernal</text:span></text:p>
          </table:table-cell>
        </table:table-row>
        <table:table-row table:style-name="Table14.1">
          <table:table-cell table:style-name="Table14.A2" office:value-type="string">
            <text:p text:style-name="P7"><text:span text:style-name="T4">Aquan </text:span></text:p>
          </table:table-cell>
          <table:table-cell table:style-name="Table14.A2" office:value-type="string">
            <text:p text:style-name="P7"><text:span text:style-name="T4">Water-based creatures </text:span></text:p>
          </table:table-cell>
          <table:table-cell table:style-name="Table14.A2" office:value-type="string">
            <text:p text:style-name="P7"><text:span text:style-name="T4">Elven</text:span></text:p>
          </table:table-cell>
        </table:table-row>
        <table:table-row table:style-name="Table14.1">
          <table:table-cell table:style-name="Table14.A2" office:value-type="string">
            <text:p text:style-name="P7"><text:span text:style-name="T4">Auran </text:span></text:p>
          </table:table-cell>
          <table:table-cell table:style-name="Table14.A2" office:value-type="string">
            <text:p text:style-name="P7"><text:span text:style-name="T4">Air-based creatures </text:span></text:p>
          </table:table-cell>
          <table:table-cell table:style-name="Table14.A2" office:value-type="string">
            <text:p text:style-name="P7"><text:span text:style-name="T4">Draconic</text:span></text:p>
          </table:table-cell>
        </table:table-row>
        <table:table-row table:style-name="Table14.1">
          <table:table-cell table:style-name="Table14.A2" office:value-type="string">
            <text:p text:style-name="P7"><text:span text:style-name="T4">Celestial </text:span></text:p>
          </table:table-cell>
          <table:table-cell table:style-name="Table14.A2" office:value-type="string">
            <text:p text:style-name="P7"><text:span text:style-name="T4">Good outsiders </text:span></text:p>
          </table:table-cell>
          <table:table-cell table:style-name="Table14.A2" office:value-type="string">
            <text:p text:style-name="P7"><text:span text:style-name="T4">Celestial</text:span></text:p>
          </table:table-cell>
        </table:table-row>
        <table:table-row table:style-name="Table14.1">
          <table:table-cell table:style-name="Table14.A2" office:value-type="string">
            <text:p text:style-name="P7"><text:span text:style-name="T4">Common </text:span></text:p>
          </table:table-cell>
          <table:table-cell table:style-name="Table14.A2" office:value-type="string">
            <text:p text:style-name="P7"><text:span text:style-name="T4">Humans, halflings, half-elves, half-orcs </text:span></text:p>
          </table:table-cell>
          <table:table-cell table:style-name="Table14.A2" office:value-type="string">
            <text:p text:style-name="P7"><text:span text:style-name="T4">Common</text:span></text:p>
          </table:table-cell>
        </table:table-row>
        <table:table-row table:style-name="Table14.1">
          <table:table-cell table:style-name="Table14.A2" office:value-type="string">
            <text:p text:style-name="P7"><text:span text:style-name="T4">Draconic </text:span></text:p>
          </table:table-cell>
          <table:table-cell table:style-name="Table14.A2" office:value-type="string">
            <text:p text:style-name="P7"><text:span text:style-name="T4">Kobolds, troglodytes, lizardfolk, dragons</text:span></text:p>
          </table:table-cell>
          <table:table-cell table:style-name="Table14.A2" office:value-type="string">
            <text:p text:style-name="P7"><text:span text:style-name="T4">Draconic</text:span></text:p>
          </table:table-cell>
        </table:table-row>
        <table:table-row table:style-name="Table14.1">
          <table:table-cell table:style-name="Table14.A2" office:value-type="string">
            <text:p text:style-name="P7"><text:span text:style-name="T4">Druidic </text:span></text:p>
          </table:table-cell>
          <table:table-cell table:style-name="Table14.A2" office:value-type="string">
            <text:p text:style-name="P7"><text:span text:style-name="T4">Druids (only) </text:span></text:p>
          </table:table-cell>
          <table:table-cell table:style-name="Table14.A2" office:value-type="string">
            <text:p text:style-name="P7"><text:span text:style-name="T4">Druidic</text:span></text:p>
          </table:table-cell>
        </table:table-row>
        <table:table-row table:style-name="Table14.1">
          <table:table-cell table:style-name="Table14.A2" office:value-type="string">
            <text:p text:style-name="P7"><text:span text:style-name="T4">Dwarven </text:span></text:p>
          </table:table-cell>
          <table:table-cell table:style-name="Table14.A2" office:value-type="string">
            <text:p text:style-name="P7"><text:span text:style-name="T4">Dwarves </text:span></text:p>
          </table:table-cell>
          <table:table-cell table:style-name="Table14.A2" office:value-type="string">
            <text:p text:style-name="P7"><text:span text:style-name="T4">Dwarven</text:span></text:p>
          </table:table-cell>
        </table:table-row>
        <table:table-row table:style-name="Table14.1">
          <table:table-cell table:style-name="Table14.A2" office:value-type="string">
            <text:p text:style-name="P7"><text:span text:style-name="T4">Elven </text:span></text:p>
          </table:table-cell>
          <table:table-cell table:style-name="Table14.A2" office:value-type="string">
            <text:p text:style-name="P7"><text:span text:style-name="T4">Elves </text:span></text:p>
          </table:table-cell>
          <table:table-cell table:style-name="Table14.A2" office:value-type="string">
            <text:p text:style-name="P7"><text:span text:style-name="T4">Elven</text:span></text:p>
          </table:table-cell>
        </table:table-row>
        <table:table-row table:style-name="Table14.1">
          <table:table-cell table:style-name="Table14.A2" office:value-type="string">
            <text:p text:style-name="P7"><text:span text:style-name="T4">Giant </text:span></text:p>
          </table:table-cell>
          <table:table-cell table:style-name="Table14.A2" office:value-type="string">
            <text:p text:style-name="P7"><text:span text:style-name="T4">Ogres, giants </text:span></text:p>
          </table:table-cell>
          <table:table-cell table:style-name="Table14.A2" office:value-type="string">
            <text:p text:style-name="P7"><text:span text:style-name="T4">Dwarven</text:span></text:p>
          </table:table-cell>
        </table:table-row>
        <table:table-row table:style-name="Table14.1">
          <table:table-cell table:style-name="Table14.A2" office:value-type="string">
            <text:p text:style-name="P7"><text:span text:style-name="T4">Gnome </text:span></text:p>
          </table:table-cell>
          <table:table-cell table:style-name="Table14.A2" office:value-type="string">
            <text:p text:style-name="P7"><text:span text:style-name="T4">Gnomes </text:span></text:p>
          </table:table-cell>
          <table:table-cell table:style-name="Table14.A2" office:value-type="string">
            <text:p text:style-name="P7"><text:span text:style-name="T4">Dwarven</text:span></text:p>
          </table:table-cell>
        </table:table-row>
        <table:table-row table:style-name="Table14.1">
          <table:table-cell table:style-name="Table14.A2" office:value-type="string">
            <text:p text:style-name="P7"><text:span text:style-name="T4">Goblin </text:span></text:p>
          </table:table-cell>
          <table:table-cell table:style-name="Table14.A2" office:value-type="string">
            <text:p text:style-name="P7"><text:span text:style-name="T4">Goblins, hobgoblins, bugbears </text:span></text:p>
          </table:table-cell>
          <table:table-cell table:style-name="Table14.A2" office:value-type="string">
            <text:p text:style-name="P7"><text:span text:style-name="T4">Dwarven</text:span></text:p>
          </table:table-cell>
        </table:table-row>
        <table:table-row table:style-name="Table14.1">
          <table:table-cell table:style-name="Table14.A2" office:value-type="string">
            <text:p text:style-name="P7"><text:span text:style-name="T4">Gnoll </text:span></text:p>
          </table:table-cell>
          <table:table-cell table:style-name="Table14.A2" office:value-type="string">
            <text:p text:style-name="P7"><text:span text:style-name="T4">Gnolls </text:span></text:p>
          </table:table-cell>
          <table:table-cell table:style-name="Table14.A2" office:value-type="string">
            <text:p text:style-name="P7"><text:span text:style-name="T4">Common</text:span></text:p>
          </table:table-cell>
        </table:table-row>
        <table:table-row table:style-name="Table14.1">
          <table:table-cell table:style-name="Table14.A2" office:value-type="string">
            <text:p text:style-name="P7"><text:span text:style-name="T4">Halfling </text:span></text:p>
          </table:table-cell>
          <table:table-cell table:style-name="Table14.A2" office:value-type="string">
            <text:p text:style-name="P7"><text:span text:style-name="T4">Halflings </text:span></text:p>
          </table:table-cell>
          <table:table-cell table:style-name="Table14.A2" office:value-type="string">
            <text:p text:style-name="P7"><text:span text:style-name="T4">Common</text:span></text:p>
          </table:table-cell>
        </table:table-row>
        <table:table-row table:style-name="Table14.1">
          <table:table-cell table:style-name="Table14.A2" office:value-type="string">
            <text:p text:style-name="P7"><text:span text:style-name="T4">Ignan </text:span></text:p>
          </table:table-cell>
          <table:table-cell table:style-name="Table14.A2" office:value-type="string">
            <text:p text:style-name="P7"><text:span text:style-name="T4">Fire-based creatures </text:span></text:p>
          </table:table-cell>
          <table:table-cell table:style-name="Table14.A2" office:value-type="string">
            <text:p text:style-name="P7"><text:span text:style-name="T4">Draconic</text:span></text:p>
          </table:table-cell>
        </table:table-row>
        <table:table-row table:style-name="Table14.1">
          <table:table-cell table:style-name="Table14.A2" office:value-type="string">
            <text:p text:style-name="P7"><text:span text:style-name="T4">Infernal </text:span></text:p>
          </table:table-cell>
          <table:table-cell table:style-name="Table14.A2" office:value-type="string">
            <text:p text:style-name="P7"><text:span text:style-name="T4">Devils, lawful evil outsiders </text:span></text:p>
          </table:table-cell>
          <table:table-cell table:style-name="Table14.A2" office:value-type="string">
            <text:p text:style-name="P7"><text:span text:style-name="T4">Infernal</text:span></text:p>
          </table:table-cell>
        </table:table-row>
        <table:table-row table:style-name="Table14.1">
          <table:table-cell table:style-name="Table14.A2" office:value-type="string">
            <text:p text:style-name="P7"><text:span text:style-name="T4">Orc </text:span></text:p>
          </table:table-cell>
          <table:table-cell table:style-name="Table14.A2" office:value-type="string">
            <text:p text:style-name="P7"><text:span text:style-name="T4">Orcs </text:span></text:p>
          </table:table-cell>
          <table:table-cell table:style-name="Table14.A2" office:value-type="string">
            <text:p text:style-name="P7"><text:span text:style-name="T4">Dwarven</text:span></text:p>
          </table:table-cell>
        </table:table-row>
        <table:table-row table:style-name="Table14.1">
          <table:table-cell table:style-name="Table14.A2" office:value-type="string">
            <text:p text:style-name="P7"><text:span text:style-name="T4">Sylvan </text:span></text:p>
          </table:table-cell>
          <table:table-cell table:style-name="Table14.A2" office:value-type="string">
            <text:p text:style-name="P7"><text:span text:style-name="T4">Dryads, brownies, leprechauns </text:span></text:p>
          </table:table-cell>
          <table:table-cell table:style-name="Table14.A2" office:value-type="string">
            <text:p text:style-name="P7"><text:span text:style-name="T4">Elven</text:span></text:p>
          </table:table-cell>
        </table:table-row>
        <table:table-row table:style-name="Table14.1">
          <table:table-cell table:style-name="Table14.A2" office:value-type="string">
            <text:p text:style-name="P7"><text:span text:style-name="T4">Terran </text:span></text:p>
          </table:table-cell>
          <table:table-cell table:style-name="Table14.A2" office:value-type="string">
            <text:p text:style-name="P7"><text:span text:style-name="T4">Xorns and other earth-based creatures</text:span></text:p>
          </table:table-cell>
          <table:table-cell table:style-name="Table14.A2" office:value-type="string">
            <text:p text:style-name="P7"><text:span text:style-name="T4">Dwarven</text:span></text:p>
          </table:table-cell>
        </table:table-row>
        <table:table-row table:style-name="Table14.1">
          <table:table-cell table:style-name="Table14.A22" office:value-type="string">
            <text:p text:style-name="P15"><text:span text:style-name="T4">Undercommon </text:span></text:p>
          </table:table-cell>
          <table:table-cell table:style-name="Table14.A22" office:value-type="string">
            <text:p text:style-name="P15"><text:span text:style-name="T4">Drow</text:span></text:p>
          </table:table-cell>
          <table:table-cell table:style-name="Table14.A22" office:value-type="string">
            <text:p text:style-name="P15"><text:span text:style-name="T4">Elven</text:span></text:p>
          </table:table-cell>
        </table:table-row>
      </table:table>
      <text:p text:style-name="P12"/>
      <text:p text:style-name="P7"><text:span text:style-name="T5">Action:</text:span><text:span text:style-name="T4"> Not applicable.</text:span></text:p>
      <text:p text:style-name="P7"><text:span text:style-name="T5">Try Again:</text:span><text:span text:style-name="T4"> Not applicable. There are no Speak Language checks to fail.</text:span></text:p>
      <text:p text:style-name="P7"><text:span text:style-name="T4">The Speak Language skill doesn’t work like other skills. Languages work as follows.</text:span></text:p>
      <text:p text:style-name="P7"><text:span text:style-name="T4">• You start at 1st level knowing one or two languages (based on your race), plus an additional number of languages equal to your starting Intelligence bonus.</text:span></text:p>
      <text:p text:style-name="P7"><text:span text:style-name="T4">• You can purchase Speak Language just like any other skill, but instead of buying a rank in it, you choose a new language that you can speak.</text:span></text:p>
      <text:p text:style-name="P7"><text:span text:style-name="T4">• You don’t make Speak Language checks. You either know a language or you don’t.</text:span></text:p>
      <text:p text:style-name="P7"><text:span text:style-name="T4">• A literate character (anyone but a barbarian who has not spent skill points to become literate) can read and write any language she speaks. Each language has an alphabet, though sometimes several spoken languages share a single alphabet.</text:span></text:p>
      <text:p text:style-name="P12"/>
      <text:p text:style-name="P7"><text:span text:style-name="T3">SPELLCRAFT (INT; TRAINED ONLY)</text:span></text:p>
      <text:p text:style-name="P7"><text:span text:style-name="T4">Use this skill to identify spells as they are cast or spells already in place.</text:span></text:p>
      <text:p text:style-name="P11"/>
      <table:table table:name="Table15" table:style-name="Table15">
        <table:table-column table:style-name="Table15.A"/>
        <table:table-column table:style-name="Table15.B"/>
        <text:soft-page-break/>
        <table:table-row table:style-name="Table15.1">
          <table:table-cell table:style-name="Table15.A1" office:value-type="string">
            <text:h text:style-name="P2" text:outline-level="2"><text:span text:style-name="T4">Spellcraft DC </text:span></text:h>
          </table:table-cell>
          <table:table-cell table:style-name="Table15.A1" office:value-type="string">
            <text:h text:style-name="P2" text:outline-level="2"><text:span text:style-name="T4">Task</text:span></text:h>
          </table:table-cell>
        </table:table-row>
        <table:table-row table:style-name="Table15.1">
          <table:table-cell table:style-name="Table15.A2" office:value-type="string">
            <text:p text:style-name="P15"><text:span text:style-name="T4">13 </text:span></text:p>
          </table:table-cell>
          <table:table-cell table:style-name="Table15.A2" office:value-type="string">
            <text:p text:style-name="P15"><text:span text:style-name="T4">When using </text:span><text:span text:style-name="T6">read magic, </text:span><text:span text:style-name="T4">identify a </text:span><text:span text:style-name="T6">glyph of warding. </text:span><text:span text:style-name="T4">No action required.</text:span></text:p>
          </table:table-cell>
        </table:table-row>
        <table:table-row table:style-name="Table15.1">
          <table:table-cell table:style-name="Table15.A2" office:value-type="string">
            <text:p text:style-name="P7"><text:span text:style-name="T4">15 + spell level </text:span></text:p>
          </table:table-cell>
          <table:table-cell table:style-name="Table15.A2" office:value-type="string">
            <text:p text:style-name="P7"><text:span text:style-name="T4">Identify a spell being cast. (You must see or hear the spell’s verbal or somatic components.) No action required. No retry. </text:span></text:p>
          </table:table-cell>
        </table:table-row>
        <table:table-row table:style-name="Table15.1">
          <table:table-cell table:style-name="Table15.A2" office:value-type="string">
            <text:p text:style-name="P7"><text:span text:style-name="T4">15 + spell level </text:span></text:p>
          </table:table-cell>
          <table:table-cell table:style-name="Table15.A2" office:value-type="string">
            <text:p text:style-name="P7"><text:span text:style-name="T4">Learn a spell from a spellbook or scroll (wizard only). No retry for that spell until you gain at least 1 rank in Spellcraft (even if you find another source to try to learn the spell from). Requires 8 hours.</text:span></text:p>
          </table:table-cell>
        </table:table-row>
        <table:table-row table:style-name="Table15.1">
          <table:table-cell table:style-name="Table15.A2" office:value-type="string">
            <text:p text:style-name="P7"><text:span text:style-name="T4">15 + spell level </text:span></text:p>
          </table:table-cell>
          <table:table-cell table:style-name="Table15.A2" office:value-type="string">
            <text:p text:style-name="P7"><text:span text:style-name="T4">Prepare a spell from a borrowed spellbook (wizard only). One try per day. No extra time required. </text:span></text:p>
          </table:table-cell>
        </table:table-row>
        <table:table-row table:style-name="Table15.1">
          <table:table-cell table:style-name="Table15.A2" office:value-type="string">
            <text:p text:style-name="P7"><text:span text:style-name="T4">15 + spell level </text:span></text:p>
          </table:table-cell>
          <table:table-cell table:style-name="Table15.A2" office:value-type="string">
            <text:p text:style-name="P7"><text:span text:style-name="T4">When casting </text:span><text:span text:style-name="T6">detect magic, </text:span><text:span text:style-name="T4">determine the school of magic involved in the aura of a single item or creature you can see. (If the aura is not a spell effect, the DC is 15 + one-half caster level.) No action required.</text:span></text:p>
          </table:table-cell>
        </table:table-row>
        <table:table-row table:style-name="Table15.1">
          <table:table-cell table:style-name="Table15.A2" office:value-type="string">
            <text:p text:style-name="P7"><text:span text:style-name="T4">19 </text:span></text:p>
          </table:table-cell>
          <table:table-cell table:style-name="Table15.A2" office:value-type="string">
            <text:p text:style-name="P7"><text:span text:style-name="T4">When using </text:span><text:span text:style-name="T6">read magic, </text:span><text:span text:style-name="T4">identify a </text:span><text:span text:style-name="T6">symbol. </text:span><text:span text:style-name="T4">No action required.</text:span></text:p>
          </table:table-cell>
        </table:table-row>
        <table:table-row table:style-name="Table15.1">
          <table:table-cell table:style-name="Table15.A2" office:value-type="string">
            <text:p text:style-name="P7"><text:span text:style-name="T4">20 + spell level </text:span></text:p>
          </table:table-cell>
          <table:table-cell table:style-name="Table15.A2" office:value-type="string">
            <text:p text:style-name="P7"><text:span text:style-name="T4">Identify a spell that’s already in place and in effect. You must be able to see or detect the effects of the spell. No action required. No retry.</text:span></text:p>
          </table:table-cell>
        </table:table-row>
        <table:table-row table:style-name="Table15.1">
          <table:table-cell table:style-name="Table15.A2" office:value-type="string">
            <text:p text:style-name="P7"><text:span text:style-name="T4">20 + spell level </text:span></text:p>
          </table:table-cell>
          <table:table-cell table:style-name="Table15.A2" office:value-type="string">
            <text:p text:style-name="P7"><text:span text:style-name="T4">Identify materials created or shaped by magic, such as noting that an iron wall is the result of a </text:span><text:span text:style-name="T6">wall of iron </text:span><text:span text:style-name="T4">spell. No action required. No retry.</text:span></text:p>
          </table:table-cell>
        </table:table-row>
        <table:table-row table:style-name="Table15.1">
          <table:table-cell table:style-name="Table15.A2" office:value-type="string">
            <text:p text:style-name="P7"><text:span text:style-name="T4">20 + spell level </text:span></text:p>
          </table:table-cell>
          <table:table-cell table:style-name="Table15.A2" office:value-type="string">
            <text:p text:style-name="P7"><text:span text:style-name="T4">Decipher a written spell (such as a scroll) without using </text:span><text:span text:style-name="T6">read magic. </text:span><text:span text:style-name="T4">One try per day. Requires a full-round action.</text:span></text:p>
          </table:table-cell>
        </table:table-row>
        <table:table-row table:style-name="Table15.1">
          <table:table-cell table:style-name="Table15.A2" office:value-type="string">
            <text:p text:style-name="P7"><text:span text:style-name="T4">25 + spell level </text:span></text:p>
          </table:table-cell>
          <table:table-cell table:style-name="Table15.A2" office:value-type="string">
            <text:p text:style-name="P7"><text:span text:style-name="T4">After rolling a saving throw against a spell targeted on you, determine what that spell was. No action required. No retry.</text:span></text:p>
          </table:table-cell>
        </table:table-row>
        <table:table-row table:style-name="Table15.1">
          <table:table-cell table:style-name="Table15.A2" office:value-type="string">
            <text:p text:style-name="P7"><text:span text:style-name="T4">25 </text:span></text:p>
          </table:table-cell>
          <table:table-cell table:style-name="Table15.A2" office:value-type="string">
            <text:p text:style-name="P7"><text:span text:style-name="T4">Identify a potion. Requires 1 minute. No retry.</text:span></text:p>
          </table:table-cell>
        </table:table-row>
        <table:table-row table:style-name="Table15.1">
          <table:table-cell table:style-name="Table15.A2" office:value-type="string">
            <text:p text:style-name="P7"><text:span text:style-name="T4">20 </text:span></text:p>
          </table:table-cell>
          <table:table-cell table:style-name="Table15.A2" office:value-type="string">
            <text:p text:style-name="P7"><text:span text:style-name="T4">Draw a diagram to allow </text:span><text:span text:style-name="T6">dimensional anchor </text:span><text:span text:style-name="T4">to be cast on a </text:span><text:span text:style-name="T6">magic circle </text:span><text:span text:style-name="T4">spell. Requires 10 minutes. No retry. This check is made secretly so you do not know the result.</text:span></text:p>
          </table:table-cell>
        </table:table-row>
        <table:table-row table:style-name="Table15.1">
          <table:table-cell table:style-name="Table15.A14" office:value-type="string">
            <text:p text:style-name="P15"><text:span text:style-name="T4">30 or higher </text:span></text:p>
          </table:table-cell>
          <table:table-cell table:style-name="Table15.A14" office:value-type="string">
            <text:p text:style-name="P15"><text:span text:style-name="T4">Understand a strange or unique magical effect, such as the effects of a magic stream. Time required varies. No retry.</text:span></text:p>
          </table:table-cell>
        </table:table-row>
      </table:table>
      <text:p text:style-name="P11"/>
      <text:p text:style-name="P7"><text:span text:style-name="T5">Check:</text:span><text:span text:style-name="T4"> You can identify spells and magic effects. The DCs for Spellcraft checks relating to various tasks are summarized on the table above.</text:span></text:p>
      <text:p text:style-name="P7"><text:span text:style-name="T5">Action:</text:span><text:span text:style-name="T4"> Varies, as noted above.</text:span></text:p>
      <text:p text:style-name="P7"><text:span text:style-name="T5">Try Again:</text:span><text:span text:style-name="T4"> See above.</text:span></text:p>
      <text:p text:style-name="P7"><text:span text:style-name="T5">Special:</text:span><text:span text:style-name="T4"> If you are a specialist wizard, you get a +2 bonus on Spellcraft checks when dealing with a spell or effect from your specialty school. You take a –5 penalty when dealing with a spell or effect from a prohibited school (and some tasks, such as learning a prohibited spell, are just impossible).</text:span></text:p>
      <text:p text:style-name="P7"><text:span text:style-name="T4">If you have the Magical Aptitude feat, you get a +2 bonus on Spellcraft checks.</text:span></text:p>
      <text:p text:style-name="P7"><text:span text:style-name="T5">Synergy:</text:span><text:span text:style-name="T4"> If you have 5 or more ranks in Knowledge (arcana), you get a +2 bonus on Spellcraft checks.</text:span></text:p>
      <text:p text:style-name="P7"><text:span text:style-name="T4">If you have 5 or more ranks in Use Magic Device, you get a +2 bonus on Spellcraft checks to decipher spells on scrolls.</text:span></text:p>
      <text:p text:style-name="P7"><text:span text:style-name="T4">If you have 5 or more ranks in Spellcraft, you get a +2 bonus on Use Magic Device checks related to scrolls.</text:span></text:p>
      <text:p text:style-name="P7"><text:span text:style-name="T4">Additionally, certain spells allow you to gain information about magic, provided that you make a successful Spellcraft check as detailed in the spell description.</text:span></text:p>
      <text:p text:style-name="P8"/>
      <text:p text:style-name="P7"><text:span text:style-name="T3">SPOT </text:span><text:span text:style-name="T4">(WIS)</text:span></text:p>
      <text:p text:style-name="P7"><text:span text:style-name="T5">Check:</text:span><text:span text:style-name="T4"> The Spot skill is used primarily to detect characters or creatures who are hiding. Typically, your Spot check is opposed by the Hide check of the creature trying not to be seen. Sometimes a creature isn’t intentionally hiding but is still difficult to see, so a successful Spot check is necessary to notice it.</text:span></text:p>
      <text:p text:style-name="P7"><text:span text:style-name="T4">A Spot check result higher than 20 generally lets you become aware of an invisible creature near you, though you can’t actually see it.</text:span></text:p>
      <text:p text:style-name="P7"><text:span text:style-name="T4">Spot is also used to detect someone in disguise (see the Disguise skill), and to read lips when you can’t hear or understand what someone is saying.</text:span></text:p>
      <text:p text:style-name="P7"><text:span text:style-name="T4">Spot checks may be called for to determine the distance at which an encounter begins. A penalty applies on such checks, depending on the distance between the two individuals or groups, and an additional penalty may apply if the character making the Spot check is distracted (not concentrating on being observant).</text:span></text:p>
      <text:p text:style-name="P12"/>
      <table:table table:name="Table16" table:style-name="Table16">
        <table:table-column table:style-name="Table16.A"/>
        <table:table-column table:style-name="Table16.B"/>
        <table:table-row table:style-name="Table16.1">
          <table:table-cell table:style-name="Table16.A1" office:value-type="string">
            <text:h text:style-name="P2" text:outline-level="2"><text:span text:style-name="T4">Condition </text:span></text:h>
          </table:table-cell>
          <table:table-cell table:style-name="Table16.A1" office:value-type="string">
            <text:h text:style-name="P3" text:outline-level="2"><text:span text:style-name="T4">Penalty</text:span></text:h>
          </table:table-cell>
        </table:table-row>
        <table:table-row table:style-name="Table16.1">
          <table:table-cell table:style-name="Table16.A2" office:value-type="string">
            <text:p text:style-name="P15"><text:span text:style-name="T4">Per 10 feet of distance </text:span></text:p>
          </table:table-cell>
          <table:table-cell table:style-name="Table16.A2" office:value-type="string">
            <text:p text:style-name="P17"><text:span text:style-name="T4">–1</text:span></text:p>
          </table:table-cell>
        </table:table-row>
        <table:table-row table:style-name="Table16.1">
          <table:table-cell table:style-name="Table16.A3" office:value-type="string">
            <text:p text:style-name="P15"><text:span text:style-name="T4">Spotter distracted </text:span></text:p>
          </table:table-cell>
          <table:table-cell table:style-name="Table16.A3" office:value-type="string">
            <text:p text:style-name="P17"><text:span text:style-name="T4">–5</text:span></text:p>
          </table:table-cell>
        </table:table-row>
      </table:table>
      <text:p text:style-name="P10"><text:soft-page-break/></text:p>
      <text:p text:style-name="P7"><text:span text:style-name="T6">Read Lips: </text:span><text:span text:style-name="T4">To understand what someone is saying by reading lips, you must be within 30 feet of the speaker, be able to see him or her speak, and understand the speaker’s language. (This use of the skill is language-dependent.) The base DC is 15, but it increases for complex speech or an inarticulate speaker. You must maintain a line of sight to the lips being read.</text:span></text:p>
      <text:p text:style-name="P7"><text:span text:style-name="T4">If your Spot check succeeds, you can understand the general content of a minute’s worth of speaking, but you usually still miss certain details. If the check fails by 4 or less, you can’t read the speaker’s lips. If the check fails by 5 or more, you draw some incorrect conclusion about the speech. The check is rolled secretly in this case, so that you don’t know whether you succeeded or missed by 5.</text:span></text:p>
      <text:p text:style-name="P7"><text:span text:style-name="T5">Action: </text:span><text:span text:style-name="T4">Varies. Every time you have a chance to spot something in a reactive manner you can make a Spot check without using an action. Trying to spot something you failed to see previously is a move action. To read lips, you must concentrate for a full minute before making a Spot check, and you can’t perform any other action (other than moving at up to half speed) during this minute.</text:span></text:p>
      <text:p text:style-name="P7"><text:span text:style-name="T5">Try Again:</text:span><text:span text:style-name="T4"> Yes. You can try to spot something that you failed to see previously at no penalty. You can attempt to read lips once per minute.</text:span></text:p>
      <text:p text:style-name="P7"><text:span text:style-name="T5">Special:</text:span><text:span text:style-name="T4"> A fascinated creature takes a –4 penalty on Spot checks made as reactions.</text:span></text:p>
      <text:p text:style-name="P7"><text:span text:style-name="T4">If you have the Alertness feat, you get a +2 bonus on Spot checks.</text:span></text:p>
      <text:p text:style-name="P7"><text:span text:style-name="T4">A ranger gains a bonus on Spot checks when using this skill against a favored enemy.</text:span></text:p>
      <text:p text:style-name="P7"><text:span text:style-name="T4">An elf has a +2 racial bonus on Spot checks.</text:span></text:p>
      <text:p text:style-name="P7"><text:span text:style-name="T4">A half-elf has a +1 racial bonus on Spot checks.</text:span></text:p>
      <text:p text:style-name="P7"><text:span text:style-name="T4">The master of a hawk familiar gains a +3 bonus on Spot checks in daylight or other lighted areas.</text:span></text:p>
      <text:p text:style-name="P7"><text:span text:style-name="T4">The master of an owl familiar gains a +3 bonus on Spot checks in shadowy or other darkened areas.</text:span></text:p>
      <text:p text:style-name="P8"/>
      <text:p text:style-name="P7"><text:span text:style-name="T3">SURVIVAL </text:span><text:span text:style-name="T4">(WIS)</text:span></text:p>
      <text:p text:style-name="P7"><text:span text:style-name="T5">Check:</text:span><text:span text:style-name="T4"> You can keep yourself and others safe and fed in the wild. The table below gives the DCs for various tasks that require Survival checks.</text:span></text:p>
      <text:p text:style-name="P7"><text:span text:style-name="T4">Survival does not allow you to follow difficult tracks unless you are a ranger or have the Track feat (see the Restriction section below).</text:span></text:p>
      <text:p text:style-name="P9"/>
      <table:table table:name="Table17" table:style-name="Table17">
        <table:table-column table:style-name="Table17.A"/>
        <table:table-column table:style-name="Table17.B"/>
        <text:soft-page-break/>
        <table:table-row table:style-name="Table17.1">
          <table:table-cell table:style-name="Table17.A1" office:value-type="string">
            <text:p text:style-name="P15"><text:span text:style-name="T4">Survival DC </text:span></text:p>
          </table:table-cell>
          <table:table-cell table:style-name="Table17.A1" office:value-type="string">
            <text:h text:style-name="P2" text:outline-level="2"><text:span text:style-name="T4">Task</text:span></text:h>
          </table:table-cell>
        </table:table-row>
        <table:table-row table:style-name="Table17.1">
          <table:table-cell table:style-name="Table17.A2" office:value-type="string">
            <text:p text:style-name="P15"><text:span text:style-name="T4">10 </text:span></text:p>
          </table:table-cell>
          <table:table-cell table:style-name="Table17.A2" office:value-type="string">
            <text:p text:style-name="P15"><text:span text:style-name="T4">Get along in the wild. Move up to one-half your overland speed while hunting and foraging (no food or water supplies needed). You can provide food and water for one other person for every 2 points by which your check result exceeds 10.</text:span></text:p>
          </table:table-cell>
        </table:table-row>
        <table:table-row table:style-name="Table17.1">
          <table:table-cell table:style-name="Table17.A2" office:value-type="string">
            <text:p text:style-name="P7"><text:span text:style-name="T4">15</text:span></text:p>
          </table:table-cell>
          <table:table-cell table:style-name="Table17.A2" office:value-type="string">
            <text:p text:style-name="P7"><text:span text:style-name="T4">Gain a +2 bonus on all Fortitude saves against severe weather while moving up to one-half your overland speed, or gain a +4 bonus if you remain stationary. You may grant the same bonus to one other character for every 1 point by which your Survival check result exceeds 15.</text:span></text:p>
          </table:table-cell>
        </table:table-row>
        <table:table-row table:style-name="Table17.1">
          <table:table-cell table:style-name="Table17.A2" office:value-type="string">
            <text:p text:style-name="P7"><text:span text:style-name="T4">15 </text:span></text:p>
          </table:table-cell>
          <table:table-cell table:style-name="Table17.A2" office:value-type="string">
            <text:p text:style-name="P7"><text:span text:style-name="T4">Keep from getting lost or avoid natural hazards, such as quicksand.</text:span></text:p>
          </table:table-cell>
        </table:table-row>
        <table:table-row table:style-name="Table17.1">
          <table:table-cell table:style-name="Table17.A2" office:value-type="string">
            <text:p text:style-name="P7"><text:span text:style-name="T4">15 </text:span></text:p>
          </table:table-cell>
          <table:table-cell table:style-name="Table17.A2" office:value-type="string">
            <text:p text:style-name="P7"><text:span text:style-name="T4">Predict the weather up to 24 hours in advance. For every 5 points by which your Survival check result exceeds 15, you can predict the weather for one additional day in advance.</text:span></text:p>
          </table:table-cell>
        </table:table-row>
        <table:table-row table:style-name="Table17.1">
          <table:table-cell table:style-name="Table17.A6" office:value-type="string">
            <text:p text:style-name="P15"><text:span text:style-name="T4">Varies </text:span></text:p>
          </table:table-cell>
          <table:table-cell table:style-name="Table17.A6" office:value-type="string">
            <text:p text:style-name="P15"><text:span text:style-name="T4">Follow tracks (see the Track feat).</text:span></text:p>
          </table:table-cell>
        </table:table-row>
      </table:table>
      <text:p text:style-name="P12"/>
      <text:p text:style-name="P7"><text:span text:style-name="T5">Action:</text:span><text:span text:style-name="T4"> Varies. A single Survival check may represent activity over the course of hours or a full day. A Survival check made to find tracks is at least a full-round action, and it may take even longer.</text:span></text:p>
      <text:p text:style-name="P7"><text:span text:style-name="T5">Try Again:</text:span><text:span text:style-name="T4"> Varies. For getting along in the wild or for gaining the Fortitude save bonus noted in the table above, you make a Survival check once every 24 hours. The result of that check applies until the next check is made. To avoid getting lost or avoid natural hazards, you make a Survival check whenever the situation calls for one. Retries to avoid getting lost in a specific situation or to avoid a specific natural hazard are not allowed. For finding tracks, you can retry a failed check after 1 hour (outdoors) or 10 minutes(indoors) of searching.</text:span></text:p>
      <text:p text:style-name="P7"><text:span text:style-name="T5">Restriction:</text:span><text:span text:style-name="T4"> While anyone can use Survival to find tracks (regardless of the DC), or to follow tracks when the DC for the task is 10 or lower, only a ranger (or a character with the Track feat) can use Survival to follow tracks when the task has a higher DC.</text:span></text:p>
      <text:p text:style-name="P7"><text:span text:style-name="T5">Special:</text:span><text:span text:style-name="T4"> If you have 5 or more ranks in Survival, you can automatically determine where true north lies in relation to yourself.</text:span></text:p>
      <text:p text:style-name="P7"><text:span text:style-name="T4">A ranger gains a bonus on Survival checks when using this skill to find or follow the tracks of a favored enemy.</text:span></text:p>
      <text:p text:style-name="P7"><text:span text:style-name="T4">If you have the Self-Sufficient feat, you get a +2 bonus on Survival checks.</text:span></text:p>
      <text:p text:style-name="P7"><text:span text:style-name="T5">Synergy:</text:span><text:span text:style-name="T4"> If you have 5 or more ranks in Survival, you get a +2 bonus on Knowledge (nature) checks.</text:span></text:p>
      <text:p text:style-name="P7"><text:span text:style-name="T4">If you have 5 or more ranks in Knowledge (dungeoneering), you get a +2 bonus on Survival checks made while underground.</text:span></text:p>
      <text:p text:style-name="P7"><text:span text:style-name="T4">If you have 5 or more ranks in Knowledge (nature), you get a +2 bonus on Survival checks in aboveground natural environments (aquatic, desert, forest, hill, marsh, mountains, and plains).</text:span></text:p>
      <text:p text:style-name="P7"><text:span text:style-name="T4">If you have 5 or more ranks in Knowledge (geography), you get a +2 bonus on Survival checks made to keep from getting lost or to avoid natural hazards.</text:span></text:p>
      <text:p text:style-name="P7"><text:span text:style-name="T4">If you have 5 or more ranks in Knowledge (the planes), you get a +2 bonus on Survival checks made while on other planes.</text:span></text:p>
      <text:p text:style-name="P7"><text:span text:style-name="T4">If you have 5 or more ranks in Search, you get a +2 bonus on Survival checks to find or follow tracks.</text:span></text:p>
      <text:p text:style-name="P8"/>
      <text:p text:style-name="P7"><text:span text:style-name="T3">SWIM </text:span><text:span text:style-name="T4">(STR; ARMOR CHECK PENALTY)</text:span></text:p>
      <text:p text:style-name="P7"><text:span text:style-name="T5">Check:</text:span><text:span text:style-name="T4"> Make a Swim check once per round while you are in the water. Success means you may swim at up to one-half your speed (as a full-round action) or at one-quarter your speed (as a move action). If you fail by 4 or less, you make no progress through the water. If you fail by 5 or more, you go underwater.</text:span></text:p>
      <text:p text:style-name="P7"><text:span text:style-name="T4">If you are underwater, either because you failed a Swim check or because you are swimming underwater intentionally, you must hold your breath. You can hold your breath for a number of rounds equal to your Constitution score, but only if you do nothing other than take move actions or free actions. If you take a standard action or a full-round action (such as making an attack), the remainder of the duration for which you can hold your breath is reduced by 1 round. (Effectively, a character in combat can hold his or her breath only half as long as normal.) After that period of time, you must make a DC 10 Constitution check every round to continue holding your breath. Each round, the DC for that check increases by 1. If you fail the Constitution check, you begin to drown.</text:span></text:p>
      <text:p text:style-name="P7"><text:span text:style-name="T4">The DC for the Swim check depends on the water, as given on the table below.</text:span></text:p>
      <text:p text:style-name="P9"/>
      <table:table table:name="Table18" table:style-name="Table18">
        <table:table-column table:style-name="Table18.A"/>
        <table:table-column table:style-name="Table18.B"/>
        <text:soft-page-break/>
        <table:table-row table:style-name="Table18.1">
          <table:table-cell table:style-name="Table18.A1" office:value-type="string">
            <text:h text:style-name="P2" text:outline-level="2"><text:span text:style-name="T4">Water</text:span></text:h>
          </table:table-cell>
          <table:table-cell table:style-name="Table18.A1" office:value-type="string">
            <text:h text:style-name="P3" text:outline-level="2"><text:span text:style-name="T4">Swim DC</text:span></text:h>
          </table:table-cell>
        </table:table-row>
        <table:table-row table:style-name="Table18.1">
          <table:table-cell table:style-name="Table18.A2" office:value-type="string">
            <text:p text:style-name="P15"><text:span text:style-name="T4">Calm water </text:span></text:p>
          </table:table-cell>
          <table:table-cell table:style-name="Table18.A2" office:value-type="string">
            <text:p text:style-name="P17"><text:span text:style-name="T4">10</text:span></text:p>
          </table:table-cell>
        </table:table-row>
        <table:table-row table:style-name="Table18.1">
          <table:table-cell table:style-name="Table18.A2" office:value-type="string">
            <text:p text:style-name="P7"><text:span text:style-name="T4">Rough water </text:span></text:p>
          </table:table-cell>
          <table:table-cell table:style-name="Table18.A2" office:value-type="string">
            <text:p text:style-name="P16"><text:span text:style-name="T4">15</text:span></text:p>
          </table:table-cell>
        </table:table-row>
        <table:table-row table:style-name="Table18.1">
          <table:table-cell table:style-name="Table18.A2" office:value-type="string">
            <text:p text:style-name="P7"><text:span text:style-name="T4">Stormy water </text:span></text:p>
          </table:table-cell>
          <table:table-cell table:style-name="Table18.A2" office:value-type="string">
            <text:p text:style-name="P16"><text:span text:style-name="T4">20</text:span><text:span text:style-name="T8">1</text:span></text:p>
          </table:table-cell>
        </table:table-row>
        <table:table-row table:style-name="Table18.1">
          <table:table-cell table:style-name="Table18.A5" table:number-columns-spanned="2" office:value-type="string">
            <text:p text:style-name="P15"><text:span text:style-name="T4">1 You can’t take 10 on a Swim check in stormy water, even if you aren’t otherwise being threatened or distracted.</text:span></text:p>
          </table:table-cell>
          <table:covered-table-cell/>
        </table:table-row>
      </table:table>
      <text:p text:style-name="P11"/>
      <text:p text:style-name="P11"/>
      <text:p text:style-name="P7"><text:span text:style-name="T4">Each hour that you swim, you must make a DC 20 Swim check or take 1d6 points of nonlethal damage from fatigue.</text:span></text:p>
      <text:p text:style-name="P7"><text:span text:style-name="T5">Action:</text:span><text:span text:style-name="T4"> A successful Swim check allows you to swim one-quarter of your speed as a move action or one-half your speed as a full-round action.</text:span></text:p>
      <text:p text:style-name="P7"><text:span text:style-name="T5">Special:</text:span><text:span text:style-name="T4"> Swim checks are subject to double the normal armor check penalty and encumbrance penalty.</text:span></text:p>
      <text:p text:style-name="P7"><text:span text:style-name="T4">If you have the Athletic feat, you get a +2 bonus on Swim checks.</text:span></text:p>
      <text:p text:style-name="P7"><text:span text:style-name="T4">If you have the Endurance feat, you get a +4 bonus on Swim checks made to avoid taking nonlethal damage from fatigue.</text:span></text:p>
      <text:p text:style-name="P7"><text:span text:style-name="T4">A creature with a swim speed can move through water at its indicated speed without making Swim checks. It gains a +8 racial bonus on any Swim check to perform a special action or avoid a hazard. The creature always can choose to take 10 on a Swim check, even if distracted or endangered when swimming. Such a creature can use the run action while swimming, provided that it swims in a straight line.</text:span></text:p>
      <text:p text:style-name="P8"/>
      <text:p text:style-name="P7"><text:span text:style-name="T3">TUMBLE </text:span><text:span text:style-name="T4">(DEX; TRAINED ONLY; ARMOR CHECK PENALTY)</text:span></text:p>
      <text:p text:style-name="P7"><text:span text:style-name="T4">You can’t use this skill if your speed has been reduced by armor, excess equipment, or loot.</text:span></text:p>
      <text:p text:style-name="P7"><text:span text:style-name="T5">Check:</text:span><text:span text:style-name="T4"> You can land softly when you fall or tumble past opponents. You can also tumble to entertain an audience (as though using the Perform skill). The DCs for various tasks involving the Tumble skill are given on the table below.</text:span></text:p>
      <text:p text:style-name="P12"/>
      <table:table table:name="Table19" table:style-name="Table19">
        <table:table-column table:style-name="Table19.A"/>
        <table:table-column table:style-name="Table19.B"/>
        <table:table-row table:style-name="Table19.1">
          <table:table-cell table:style-name="Table19.A1" office:value-type="string">
            <text:h text:style-name="P2" text:outline-level="2"><text:span text:style-name="T4">Tumble DC </text:span></text:h>
          </table:table-cell>
          <table:table-cell table:style-name="Table19.A1" office:value-type="string">
            <text:h text:style-name="P2" text:outline-level="2"><text:span text:style-name="T4">Task</text:span></text:h>
          </table:table-cell>
        </table:table-row>
        <table:table-row table:style-name="Table19.1">
          <table:table-cell table:style-name="Table19.A2" office:value-type="string">
            <text:p text:style-name="P21"><text:span text:style-name="T4">15 </text:span></text:p>
          </table:table-cell>
          <table:table-cell table:style-name="Table19.A2" office:value-type="string">
            <text:p text:style-name="P21"><text:span text:style-name="T4">Treat a fall as if it were 10 feet shorter than it really is when determining damage.</text:span></text:p>
          </table:table-cell>
        </table:table-row>
        <table:table-row table:style-name="Table19.1">
          <table:table-cell table:style-name="Table19.A2" office:value-type="string">
            <text:p text:style-name="P7"><text:span text:style-name="T4">15 </text:span></text:p>
          </table:table-cell>
          <table:table-cell table:style-name="Table19.A2" office:value-type="string">
            <text:p text:style-name="P7"><text:span text:style-name="T4">Tumble at one-half speed as part of normal movement, provoking no attacks of opportunity while doing so. Failure means you provoke attacks of opportunity normally. Check separately for each opponent you move past, in the order in which you pass them (player’s choice of order in case of a tie).</text:span></text:p>
            <text:p text:style-name="P7"><text:span text:style-name="T4">Each additional enemy after the first adds +2 to the Tumble DC.</text:span></text:p>
          </table:table-cell>
        </table:table-row>
        <table:table-row table:style-name="Table19.1">
          <table:table-cell table:style-name="Table19.A4" office:value-type="string">
            <text:p text:style-name="P15"><text:span text:style-name="T4">25 </text:span></text:p>
          </table:table-cell>
          <table:table-cell table:style-name="Table19.A4" office:value-type="string">
            <text:p text:style-name="P15"><text:span text:style-name="T4">Tumble at one-half speed through an area occupied by an enemy (over, under, or around the opponent) as part of normal movement, provoking no attacks of opportunity while doing so. Failure means you stop before entering the enemy-occupied area and provoke an attack of opportunity from that enemy.</text:span></text:p>
            <text:p text:style-name="P15"><text:span text:style-name="T4">Check separately for each opponent. Each additional enemy after the first adds +2 to the Tumble DC.</text:span></text:p>
          </table:table-cell>
        </table:table-row>
      </table:table>
      <text:p text:style-name="P11"/>
      <text:p text:style-name="P7"><text:span text:style-name="T4">Obstructed or otherwise treacherous surfaces, such as natural cavern floors or undergrowth, are tough to tumble through. The DC for any Tumble check made to tumble into such a square is modified as indicated below.</text:span></text:p>
      <text:p text:style-name="P12"/>
      <table:table table:name="Table20" table:style-name="Table20">
        <table:table-column table:style-name="Table20.A"/>
        <table:table-column table:style-name="Table20.B"/>
        <text:soft-page-break/>
        <table:table-row table:style-name="Table20.1">
          <table:table-cell table:style-name="Table20.A1" office:value-type="string">
            <text:p text:style-name="P15"><text:span text:style-name="T5">Surface Is . . . </text:span></text:p>
          </table:table-cell>
          <table:table-cell table:style-name="Table20.A1" office:value-type="string">
            <text:p text:style-name="P15"><text:span text:style-name="T5">DC Modifier</text:span></text:p>
          </table:table-cell>
        </table:table-row>
        <table:table-row table:style-name="Table20.1">
          <table:table-cell table:style-name="Table20.A2" office:value-type="string">
            <text:p text:style-name="P15"><text:span text:style-name="T4">Lightly obstructed (scree, light rubble, shallow bog</text:span><text:span text:style-name="T8">1</text:span><text:span text:style-name="T4">, undergrowth) </text:span></text:p>
          </table:table-cell>
          <table:table-cell table:style-name="Table20.A2" office:value-type="string">
            <text:p text:style-name="P17"><text:span text:style-name="T4">+2</text:span></text:p>
          </table:table-cell>
        </table:table-row>
        <table:table-row table:style-name="Table20.1">
          <table:table-cell table:style-name="Table20.A2" office:value-type="string">
            <text:p text:style-name="P7"><text:span text:style-name="T4">Severely obstructed (natural cavern floor, dense rubble, dense undergrowth) </text:span></text:p>
          </table:table-cell>
          <table:table-cell table:style-name="Table20.A2" office:value-type="string">
            <text:p text:style-name="P16"><text:span text:style-name="T4">+5</text:span></text:p>
          </table:table-cell>
        </table:table-row>
        <table:table-row table:style-name="Table20.1">
          <table:table-cell table:style-name="Table20.A2" office:value-type="string">
            <text:p text:style-name="P7"><text:span text:style-name="T4">Lightly slippery (wet floor) </text:span></text:p>
          </table:table-cell>
          <table:table-cell table:style-name="Table20.A2" office:value-type="string">
            <text:p text:style-name="P16"><text:span text:style-name="T4">+2</text:span></text:p>
          </table:table-cell>
        </table:table-row>
        <table:table-row table:style-name="Table20.1">
          <table:table-cell table:style-name="Table20.A2" office:value-type="string">
            <text:p text:style-name="P7"><text:span text:style-name="T4">Severely slippery (ice sheet) </text:span></text:p>
          </table:table-cell>
          <table:table-cell table:style-name="Table20.A2" office:value-type="string">
            <text:p text:style-name="P16"><text:span text:style-name="T4">+5</text:span></text:p>
          </table:table-cell>
        </table:table-row>
        <table:table-row table:style-name="Table20.1">
          <table:table-cell table:style-name="Table20.A2" office:value-type="string">
            <text:p text:style-name="P7"><text:span text:style-name="T4">Sloped or angled </text:span></text:p>
          </table:table-cell>
          <table:table-cell table:style-name="Table20.A2" office:value-type="string">
            <text:p text:style-name="P16"><text:span text:style-name="T4">+2</text:span></text:p>
          </table:table-cell>
        </table:table-row>
        <table:table-row table:style-name="Table20.1">
          <table:table-cell table:style-name="Table20.A7" table:number-columns-spanned="2" office:value-type="string">
            <text:p text:style-name="P15"><text:span text:style-name="T4">1 Tumbling is impossible in a deep bog.</text:span></text:p>
          </table:table-cell>
          <table:covered-table-cell/>
        </table:table-row>
      </table:table>
      <text:p text:style-name="P10"/>
      <text:p text:style-name="P7"><text:span text:style-name="T6">Accelerated Tumbling: </text:span><text:span text:style-name="T4">You try to tumble past or through enemies more quickly than normal. By accepting a –10 penalty on your Tumble checks, you can move at your full speed instead of one-half your speed.</text:span></text:p>
      <text:p text:style-name="P7"><text:span text:style-name="T5">Action:</text:span><text:span text:style-name="T4"> Not applicable. Tumbling is part of movement, so a Tumble check is part of a move action.</text:span></text:p>
      <text:p text:style-name="P7"><text:span text:style-name="T5">Try Again:</text:span><text:span text:style-name="T4"> Usually no. An audience, once it has judged a tumbler as an uninteresting performer, is not receptive to repeat performances.</text:span></text:p>
      <text:p text:style-name="P7"><text:span text:style-name="T4">You can try to reduce damage from a fall as an instant reaction only once per fall.</text:span></text:p>
      <text:p text:style-name="P7"><text:span text:style-name="T5">Special:</text:span><text:span text:style-name="T4"> If you have 5 or more ranks in Tumble, you gain a +3 dodge bonus to AC when fighting defensively instead of the usual +2 dodge bonus to AC.</text:span></text:p>
      <text:p text:style-name="P7"><text:span text:style-name="T4">If you have 5 or more ranks in Tumble, you gain a +6 dodge bonus to AC when executing the total defense standard action instead of the usual +4 dodge bonus to AC.</text:span></text:p>
      <text:p text:style-name="P7"><text:span text:style-name="T4">If you have the Acrobatic feat, you get a +2 bonus on Tumble checks.</text:span></text:p>
      <text:p text:style-name="P7"><text:span text:style-name="T5">Synergy:</text:span><text:span text:style-name="T4"> If you have 5 or more ranks in Tumble, you get a +2 bonus on Balance and Jump checks.</text:span></text:p>
      <text:p text:style-name="P7"><text:span text:style-name="T4">If you have 5 or more ranks in Jump, you get a +2 bonus on Tumble checks.</text:span></text:p>
      <text:p text:style-name="P8"/>
      <text:p text:style-name="P7"><text:span text:style-name="T3">USE MAGIC DEVICE </text:span><text:span text:style-name="T4">(CHA; TRAINED ONLY)</text:span></text:p>
      <text:p text:style-name="P7"><text:span text:style-name="T4">Use this skill to activate magic</text:span></text:p>
      <text:p text:style-name="P7"><text:span text:style-name="T5">Check:</text:span><text:span text:style-name="T4"> You can use this skill to read a spell or to activate a magic item. Use Magic Device lets you use a magic item as if you had the spell ability or class features of another class, as if you were a different race, or as if you were of a different alignment.</text:span></text:p>
      <text:p text:style-name="P7"><text:span text:style-name="T4">You make a Use Magic Device check each time you activate a device such as a wand. If you are using the check to emulate an alignment or some other quality in an ongoing manner, you need to make the relevant Use Magic Device check once per hour.</text:span></text:p>
      <text:p text:style-name="P7"><text:span text:style-name="T4">You must consciously choose which requirement to emulate. That is, you must know what you are trying to emulate when you make a Use Magic Device check for that purpose. The DCs for various tasks involving Use Magic Device checks are summarized on the table below.</text:span></text:p>
      <text:p text:style-name="P12"/>
      <table:table table:name="Table21" table:style-name="Table21">
        <table:table-column table:style-name="Table21.A"/>
        <table:table-column table:style-name="Table21.B"/>
        <text:soft-page-break/>
        <table:table-row table:style-name="Table21.1">
          <table:table-cell table:style-name="Table21.A1" office:value-type="string">
            <text:h text:style-name="P2" text:outline-level="2"><text:span text:style-name="T4">Task </text:span></text:h>
          </table:table-cell>
          <table:table-cell table:style-name="Table21.A1" office:value-type="string">
            <text:h text:style-name="P3" text:outline-level="2"><text:span text:style-name="T4">Use Magic Device DC</text:span></text:h>
          </table:table-cell>
        </table:table-row>
        <table:table-row table:style-name="Table21.1">
          <table:table-cell table:style-name="Table21.A2" office:value-type="string">
            <text:p text:style-name="P15"><text:span text:style-name="T4">Activate blindly </text:span></text:p>
          </table:table-cell>
          <table:table-cell table:style-name="Table21.A2" office:value-type="string">
            <text:p text:style-name="P17"><text:span text:style-name="T4">25</text:span></text:p>
          </table:table-cell>
        </table:table-row>
        <table:table-row table:style-name="Table21.1">
          <table:table-cell table:style-name="Table21.A2" office:value-type="string">
            <text:p text:style-name="P7"><text:span text:style-name="T4">Decipher a written spell </text:span></text:p>
          </table:table-cell>
          <table:table-cell table:style-name="Table21.A2" office:value-type="string">
            <text:p text:style-name="P16"><text:span text:style-name="T4">25 + spell level</text:span></text:p>
          </table:table-cell>
        </table:table-row>
        <table:table-row table:style-name="Table21.1">
          <table:table-cell table:style-name="Table21.A2" office:value-type="string">
            <text:p text:style-name="P7"><text:span text:style-name="T4">Use a scroll </text:span></text:p>
          </table:table-cell>
          <table:table-cell table:style-name="Table21.A2" office:value-type="string">
            <text:p text:style-name="P16"><text:span text:style-name="T4">20 + caster level</text:span></text:p>
          </table:table-cell>
        </table:table-row>
        <table:table-row table:style-name="Table21.1">
          <table:table-cell table:style-name="Table21.A2" office:value-type="string">
            <text:p text:style-name="P7"><text:span text:style-name="T4">Use a wand </text:span></text:p>
          </table:table-cell>
          <table:table-cell table:style-name="Table21.A2" office:value-type="string">
            <text:p text:style-name="P16"><text:span text:style-name="T4">20</text:span></text:p>
          </table:table-cell>
        </table:table-row>
        <table:table-row table:style-name="Table21.1">
          <table:table-cell table:style-name="Table21.A2" office:value-type="string">
            <text:p text:style-name="P7"><text:span text:style-name="T4">Emulate a class feature </text:span></text:p>
          </table:table-cell>
          <table:table-cell table:style-name="Table21.A2" office:value-type="string">
            <text:p text:style-name="P16"><text:span text:style-name="T4">20</text:span></text:p>
          </table:table-cell>
        </table:table-row>
        <table:table-row table:style-name="Table21.1">
          <table:table-cell table:style-name="Table21.A2" office:value-type="string">
            <text:p text:style-name="P7"><text:span text:style-name="T4">Emulate an ability score </text:span></text:p>
          </table:table-cell>
          <table:table-cell table:style-name="Table21.A2" office:value-type="string">
            <text:p text:style-name="P16"><text:span text:style-name="T4">See text</text:span></text:p>
          </table:table-cell>
        </table:table-row>
        <table:table-row table:style-name="Table21.1">
          <table:table-cell table:style-name="Table21.A2" office:value-type="string">
            <text:p text:style-name="P7"><text:span text:style-name="T4">Emulate a race </text:span></text:p>
          </table:table-cell>
          <table:table-cell table:style-name="Table21.A2" office:value-type="string">
            <text:p text:style-name="P16"><text:span text:style-name="T4">25</text:span></text:p>
          </table:table-cell>
        </table:table-row>
        <table:table-row table:style-name="Table21.1">
          <table:table-cell table:style-name="Table21.A9" office:value-type="string">
            <text:p text:style-name="P15"><text:span text:style-name="T4">Emulate an alignment </text:span></text:p>
          </table:table-cell>
          <table:table-cell table:style-name="Table21.A9" office:value-type="string">
            <text:p text:style-name="P17"><text:span text:style-name="T4">30</text:span></text:p>
          </table:table-cell>
        </table:table-row>
      </table:table>
      <text:p text:style-name="P10"/>
      <text:p text:style-name="P7"><text:span text:style-name="T6">Activate Blindly: </text:span><text:span text:style-name="T4">Some magic items are activated by special words, thoughts, or actions. You can activate such an item as if you were using the activation word, thought, or action, even when you’re not and even if you don’t know it. You do have to perform some equivalent activity in order to make the check. That is, you must speak, wave the item around, or otherwise attempt to get it to activate. You get a special +2 bonus on your Use Magic Device check if you’ve activated the item in question at least once before. If you fail by 9 or less, you can’t activate the device. If you fail by 10 or more, you suffer a mishap. A mishap means that magical energy gets released but it doesn’t do what you wanted it to do. The default mishaps are that the item affects the wrong target or that uncontrolled magical energy is released, dealing 2d6 points of damage to you. This mishap is in addition to the chance for a mishap that you normally run when you cast a spell from a scroll that you could not otherwise cast yourself.</text:span></text:p>
      <text:p text:style-name="P7"><text:span text:style-name="T6">Decipher a Written Spell: </text:span><text:span text:style-name="T4">This usage works just like deciphering a written spell with the Spellcraft skill, except that the DC is 5 points higher. Deciphering a written spell requires 1 minute of concentration.</text:span></text:p>
      <text:p text:style-name="P7"><text:span text:style-name="T6">Emulate an Ability Score: </text:span><text:span text:style-name="T4">To cast a spell from a scroll, you need a high score in the appropriate ability (Intelligence for wizard spells, Wisdom for divine spells, or Charisma for sorcerer or bard spells). Your effective ability score (appropriate to the class you’re emulating when you try to cast the spell from the scroll) is your Use Magic Device check result minus 15. If you already have a high enough score in the appropriate ability, you don’t need to make this check.</text:span></text:p>
      <text:p text:style-name="P7"><text:span text:style-name="T6">Emulate an Alignment: </text:span><text:span text:style-name="T4">Some magic items have positive or negative effects based on the user’s alignment. Use Magic Device lets you use these items as if you were of an alignment of your choice. You can emulate only one alignment at a time.</text:span></text:p>
      <text:p text:style-name="P7"><text:span text:style-name="T6">Emulate a Class Feature: </text:span><text:span text:style-name="T4">Sometimes you need to use a class feature to activate a magic item. In this case, your effective level in the emulated class equals your Use Magic Device check result minus 20. <text:s/>This skill does not let you actually use the class feature of another class. It just lets you activate items as if you had that class feature. If the class whose feature you are emulating has an alignment requirement, you must meet it, either honestly or by emulating an appropriate alignment with a separate Use Magic Device check (see above).</text:span></text:p>
      <text:p text:style-name="P7"><text:span text:style-name="T6">Emulate a Race: </text:span><text:span text:style-name="T4">Some magic items work only for members of certain races, or work better for members of those races. You can use such an item as if you were a race of your choice. You can emulate only one race at a time.</text:span></text:p>
      <text:p text:style-name="P7"><text:span text:style-name="T6">Use a Scroll: </text:span><text:span text:style-name="T4">If you are casting a spell from a scroll, you have to decipher it first. Normally, to cast a spell from a scroll, you must have the scroll’s spell on your class spell list. Use Magic Device allows you to use a scroll as if you had a particular spell on your class spell list. The DC is equal to 20 + the caster level of the spell you are trying to cast from the scroll. In addition, casting a spell from a scroll requires a minimum score (10 + spell level) in the appropriate ability. If you don’t have a sufficient score in that ability, you must emulate the ability score with a separate Use Magic Device check (see above).</text:span></text:p>
      <text:p text:style-name="P7"><text:span text:style-name="T4">This use of the skill also applies to other spell completion magic items.</text:span></text:p>
      <text:p text:style-name="P7"><text:span text:style-name="T6">Use a Wand: </text:span><text:span text:style-name="T4">Normally, to use a wand, you must have the wand’s spell on your class spell list. This use of the skill allows you to use a wand as if you had a particular spell on your class spell list. This use of the skill also applies to other spell trigger magic items, such as staffs.</text:span></text:p>
      <text:p text:style-name="P7"><text:span text:style-name="T5">Action:</text:span><text:span text:style-name="T4"> None. The Use Magic Device check is made as part of the action (if any) required to activate the magic item.</text:span></text:p>
      <text:p text:style-name="P7"><text:span text:style-name="T5">Try Again:</text:span><text:span text:style-name="T4"> Yes, but if you ever roll a natural 1 while attempting to activate an item and you fail, then you can’t try to activate that item again for 24 hours.</text:span></text:p>
      <text:p text:style-name="P7"><text:span text:style-name="T5">Special:</text:span><text:span text:style-name="T4"> You cannot take 10 with this skill.</text:span></text:p>
      <text:p text:style-name="P7"><text:span text:style-name="T4">You can’t aid another on Use Magic Device checks. Only the user of the item may attempt such a check.</text:span></text:p>
      <text:p text:style-name="P7"><text:span text:style-name="T4">If you have the Magical Aptitude feat, you get a +2 bonus on Use Magic Device checks.</text:span></text:p>
      <text:p text:style-name="P7"><text:span text:style-name="T5">Synergy:</text:span><text:span text:style-name="T4"> If you have 5 or more ranks in Spellcraft, you get a +2 bonus on Use Magic Device checks related to scrolls.</text:span></text:p>
      <text:p text:style-name="P7"><text:span text:style-name="T4">If you have 5 or more ranks in Decipher Script, you get a +2 bonus on Use Magic Device checks related to scrolls.</text:span></text:p>
      <text:p text:style-name="P7"><text:span text:style-name="T4">If you have 5 or more ranks in Use Magic Device, you get a +2 bonus to Spellcraft checks made to decipher spells on scrolls.</text:span></text:p>
      <text:p text:style-name="P8"/>
      <text:p text:style-name="P7"><text:span text:style-name="T3">USE ROPE </text:span><text:span text:style-name="T4">(DEX)</text:span></text:p>
      <text:p text:style-name="P7"><text:soft-page-break/><text:span text:style-name="T5">Check:</text:span><text:span text:style-name="T4"> Most tasks with a rope are relatively simple. The DCs for various tasks utilizing this skill are summarized on the table below.</text:span></text:p>
      <text:p text:style-name="P12"/>
      <table:table table:name="Table22" table:style-name="Table22">
        <table:table-column table:style-name="Table22.A"/>
        <table:table-column table:style-name="Table22.B"/>
        <table:table-row table:style-name="Table22.1">
          <table:table-cell table:style-name="Table22.A1" office:value-type="string">
            <text:h text:style-name="P4" text:outline-level="6"><text:span text:style-name="T1">Use Rope DC</text:span></text:h>
          </table:table-cell>
          <table:table-cell table:style-name="Table22.A1" office:value-type="string">
            <text:h text:style-name="P5" text:outline-level="6"><text:span text:style-name="T3">Task</text:span></text:h>
          </table:table-cell>
        </table:table-row>
        <table:table-row table:style-name="Table22.1">
          <table:table-cell table:style-name="Table22.A2" office:value-type="string">
            <text:p text:style-name="P17"><text:span text:style-name="T4">10</text:span></text:p>
          </table:table-cell>
          <table:table-cell table:style-name="Table22.A2" office:value-type="string">
            <text:p text:style-name="P15"><text:span text:style-name="T4">Tie a firm knot</text:span></text:p>
          </table:table-cell>
        </table:table-row>
        <table:table-row table:style-name="Table22.1">
          <table:table-cell table:style-name="Table22.A2" office:value-type="string">
            <text:p text:style-name="P16"><text:span text:style-name="T4">10</text:span><text:span text:style-name="T8">1</text:span></text:p>
          </table:table-cell>
          <table:table-cell table:style-name="Table22.A2" office:value-type="string">
            <text:p text:style-name="P7"><text:span text:style-name="T4">Secure a grappling hook</text:span></text:p>
          </table:table-cell>
        </table:table-row>
        <table:table-row table:style-name="Table22.1">
          <table:table-cell table:style-name="Table22.A2" office:value-type="string">
            <text:p text:style-name="P16"><text:span text:style-name="T4">15</text:span></text:p>
          </table:table-cell>
          <table:table-cell table:style-name="Table22.A2" office:value-type="string">
            <text:p text:style-name="P7"><text:span text:style-name="T4">Tie a special knot, such as one that slips, slides slowly, or loosens with a tug</text:span></text:p>
          </table:table-cell>
        </table:table-row>
        <table:table-row table:style-name="Table22.1">
          <table:table-cell table:style-name="Table22.A2" office:value-type="string">
            <text:p text:style-name="P16"><text:span text:style-name="T4">15</text:span></text:p>
          </table:table-cell>
          <table:table-cell table:style-name="Table22.A2" office:value-type="string">
            <text:p text:style-name="P7"><text:span text:style-name="T4">Tie a rope around yourself one-handed</text:span></text:p>
          </table:table-cell>
        </table:table-row>
        <table:table-row table:style-name="Table22.1">
          <table:table-cell table:style-name="Table22.A2" office:value-type="string">
            <text:p text:style-name="P16"><text:span text:style-name="T4">15</text:span></text:p>
          </table:table-cell>
          <table:table-cell table:style-name="Table22.A2" office:value-type="string">
            <text:p text:style-name="P7"><text:span text:style-name="T4">Splice two ropes together</text:span></text:p>
          </table:table-cell>
        </table:table-row>
        <table:table-row table:style-name="Table22.1">
          <table:table-cell table:style-name="Table22.A2" office:value-type="string">
            <text:p text:style-name="P16"><text:span text:style-name="T4">Varies</text:span></text:p>
          </table:table-cell>
          <table:table-cell table:style-name="Table22.A2" office:value-type="string">
            <text:p text:style-name="P7"><text:span text:style-name="T4">Bind a character</text:span></text:p>
          </table:table-cell>
        </table:table-row>
        <table:table-row table:style-name="Table22.1">
          <table:table-cell table:style-name="Table22.A8" table:number-columns-spanned="2" office:value-type="string">
            <text:p text:style-name="P15"><text:span text:style-name="T4">1 Add 2 to the DC for every 10 feet the hook is thrown; see below.</text:span></text:p>
          </table:table-cell>
          <table:covered-table-cell/>
        </table:table-row>
      </table:table>
      <text:p text:style-name="P10"/>
      <text:p text:style-name="P7"><text:span text:style-name="T6">Secure a Grappling Hook: </text:span><text:span text:style-name="T4">Securing a grappling hook requires a Use Rope check (DC 10, +2 for every 10 feet of distance the grappling hook is thrown, to a maximum DC of 20 at 50 feet). Failure by 4 or less indicates that the hook fails to catch and falls, allowing you to try again. Failure by 5 or more indicates that the grappling hook initially holds, but comes loose after 1d4 rounds of supporting weight. This check is made secretly, so that you don’t know whether the rope will hold your weight.</text:span></text:p>
      <text:p text:style-name="P7"><text:span text:style-name="T6">Bind a Character: </text:span><text:span text:style-name="T4">When you bind another character with a rope, any Escape Artist check that the bound character makes is opposed by your Use Rope check.</text:span></text:p>
      <text:p text:style-name="P7"><text:span text:style-name="T4">You get a +10 bonus on this check because it is easier to bind someone than to escape from bonds. You don’t even make your Use Rope check until someone tries to escape.</text:span></text:p>
      <text:p text:style-name="P7"><text:span text:style-name="T5">Action:</text:span><text:span text:style-name="T4"> Varies. Throwing a grappling hook is a standard action that provokes an attack of opportunity. Tying a knot, tying a special knot, or tying a rope around yourself one-handed is a full-round action that provokes an attack of opportunity. Splicing two ropes together takes 5 minutes. Binding a character takes 1 minute.</text:span></text:p>
      <text:p text:style-name="P7"><text:span text:style-name="T5">Special:</text:span><text:span text:style-name="T4"> A silk rope gives you a +2 circumstance bonus on Use Rope checks. If you cast an </text:span><text:span text:style-name="T6">animate rope </text:span><text:span text:style-name="T4">spell on a rope, you get a +2 circumstance bonus on any Use Rope checks you make when using that rope.</text:span></text:p>
      <text:p text:style-name="P7"><text:span text:style-name="T4">These bonuses stack.</text:span></text:p>
      <text:p text:style-name="P7"><text:span text:style-name="T4">If you have the Deft Hands feat, you get a +2 bonus on Use Rope checks.</text:span></text:p>
      <text:p text:style-name="P7"><text:span text:style-name="T5">Synergy:</text:span><text:span text:style-name="T4"> If you have 5 or more ranks in Use Rope, you get a +2 bonus on Climb checks made to climb a rope, a knotted rope, or a rope-and-wall combination.</text:span></text:p>
      <text:p text:style-name="P7"><text:span text:style-name="T4">If you have 5 or more ranks in Use Rope, you get a +2 bonus on Escape Artist checks when escaping from rope bonds.</text:span></text:p>
      <text:p text:style-name="P7"><text:span text:style-name="T4">If you have 5 or more ranks in Escape Artist, you get a +2 bonus on checks made to bind someone.</text:span></text:p>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color="#000000"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color="#000000" fo:font-size="8pt" fo:language="en" fo:country="US" fo:font-weight="bold" style:font-size-asian="8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color="#000000"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center" style:justify-single-word="false" fo:orphans="0" fo:widows="0" fo:keep-with-next="always" style:vertical-align="auto"/>
      <style:text-properties fo:color="#000000" fo:font-size="9pt" fo:language="en" fo:country="US" fo:font-weight="bold" style:font-size-asian="9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start" style:justify-single-word="false" fo:orphans="0" fo:widows="0" fo:keep-with-next="always" style:vertical-align="auto"/>
      <style:text-properties fo:font-size="12pt" fo:language="en" fo:country="US" fo:font-weight="bold" style:font-size-asian="12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center"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start" style:justify-single-word="false" fo:orphans="0" fo:widows="0" fo:keep-with-next="always" style:vertical-align="auto"/>
      <style:text-properties fo:font-size="18pt" fo:language="en" fo:country="US" style:font-size-asian="18pt" style:language-asian="en" style:country-asian="US"/>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font-size="10pt" fo:language="en" fo:country="US" style:font-size-asian="10pt" style:language-asian="en" style:country-asian="US"/>
    </style:style>
    <style:style style:name="Body_20_Text_20_3" style:display-name="Body Text 3" style:family="paragraph" style:parent-style-name="Standard" style:default-outline-level="">
      <style:paragraph-properties fo:text-align="start" style:justify-single-word="false" fo:orphans="0" fo:widows="0" style:vertical-align="auto"/>
      <style:text-properties fo:font-size="9pt" fo:language="en" fo:country="US" style:font-size-asian="9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EAL (WIS)</dc:title>
    <meta:initial-creator>AKSmith</meta:initial-creator>
    <meta:creation-date>2003-07-01T10:15:00</meta:creation-date>
    <dc:date>2003-10-22T12:59:00</dc:date>
    <meta:editing-cycles>5</meta:editing-cycles>
    <meta:editing-duration>PT3S</meta:editing-duration>
    <meta:document-statistic meta:table-count="22" meta:image-count="0" meta:object-count="0" meta:page-count="24" meta:paragraph-count="653" meta:word-count="10594" meta:character-count="58085" meta:non-whitespace-character-count="47994"/>
    <meta:generator>LibreOffice/6.1.5.2$Linux_X86_64 LibreOffice_project/10$Build-2</meta:generator>
    <meta:user-defined meta:name="Company">Wizards of the Coast</meta:user-defined>
    <meta:user-defined meta:name="Operator">AKSmith</meta:user-defined>
  </office:meta>
</office:document-meta>
</file>